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4.791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8.74cm" fo:break-before="auto" style:use-optimal-row-height="true"/>
    </style:style>
    <style:style style:name="ro7" style:family="table-row">
      <style:table-row-properties style:row-height="6.369cm" fo:break-before="auto" style:use-optimal-row-height="true"/>
    </style:style>
    <style:style style:name="ro8" style:family="table-row">
      <style:table-row-properties style:row-height="5.976cm" fo:break-before="auto" style:use-optimal-row-height="true"/>
    </style:style>
    <style:style style:name="ro9" style:family="table-row">
      <style:table-row-properties style:row-height="7.555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ro12" style:family="table-row">
      <style:table-row-properties style:row-height="7.16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2"/>
        <table:table-row table:style-name="ro1">
          <table:table-cell table:style-name="ce1" office:value-type="string" calcext:value-type="string">
            <text:p>ID Artículo (Nombre Archivo)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Título del Artículo</text:p>
          </table:table-cell>
          <table:table-cell table:style-name="ce1" office:value-type="string" calcext:value-type="string">
            <text:p>Autor(es)</text:p>
          </table:table-cell>
          <table:table-cell table:style-name="ce1" office:value-type="string" calcext:value-type="string">
            <text:p>STEM (1/0)</text:p>
          </table:table-cell>
          <table:table-cell table:style-name="ce1" office:value-type="string" calcext:value-type="string">
            <text:p>NO STEM (1/0)</text:p>
          </table:table-cell>
          <table:table-cell table:style-name="ce1" office:value-type="string" calcext:value-type="string">
            <text:p>Disciplinas Específicas</text:p>
          </table:table-cell>
          <table:table-cell table:style-name="ce1" office:value-type="string" calcext:value-type="string">
            <text:p>País/Región de Estudio</text:p>
          </table:table-cell>
          <table:table-cell table:style-name="ce1" office:value-type="string" calcext:value-type="string">
            <text:p>Objetivo Principal del Artículo</text:p>
          </table:table-cell>
          <table:table-cell table:style-name="ce1" office:value-type="string" calcext:value-type="string">
            <text:p>Variables/Datos Utilizados</text:p>
          </table:table-cell>
          <table:table-cell table:style-name="ce1" office:value-type="string" calcext:value-type="string">
            <text:p>Modelo(s) de ML Usado(s)</text:p>
          </table:table-cell>
          <table:table-cell table:style-name="ce1" office:value-type="string" calcext:value-type="string">
            <text:p>Acceso al Dataset</text:p>
          </table:table-cell>
          <table:table-cell table:style-name="ce1" office:value-type="string" calcext:value-type="string">
            <text:p>Resultado Clave (Métrica)</text:p>
          </table:table-cell>
          <table:table-cell table:style-name="ce1" office:value-type="string" calcext:value-type="string">
            <text:p>Evaluación Crítica (Proximidad al Proyecto)</text:p>
          </table:table-cell>
        </table:table-row>
        <table:table-row table:style-name="ro2">
          <table:table-cell office:value-type="string" calcext:value-type="string">
            <text:p>s12874-022-01679-6.pdf</text:p>
          </table:table-cell>
          <table:table-cell office:value-type="string" calcext:value-type="string">
            <text:p>10.1186/s12874-022-01679-6</text:p>
          </table:table-cell>
          <table:table-cell office:value-type="string" calcext:value-type="string">
            <text:p>Survival prediction models: an introduction to discrete-time modeling</text:p>
          </table:table-cell>
          <table:table-cell office:value-type="string" calcext:value-type="string">
            <text:p>Krithika Suresh, Cameron Severn, Debashis Gho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estadística, Machine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Introducir y comparar modelos de supervivencia de tiempo discreto con métodos de ML (clasificación).</text:p>
          </table:table-cell>
          <table:table-cell office:value-type="string" calcext:value-type="string">
            <text:p>(Metodológico) Time-to-event (discreto), Censoring, Hazard.</text:p>
          </table:table-cell>
          <table:table-cell office:value-type="string" calcext:value-type="string">
            <text:p>Modelos de tiempo discreto (Logit, C-log-log), Random Forest, SVM, Gradient Boosting, Cox-PH.</text:p>
          </table:table-cell>
          <table:table-cell office:value-type="string" calcext:value-type="string">
            <text:p>N/A (Revisión metodológica)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5 (Alta). Justificación: Revisión metodológica clave que compara Cox, RF y Gradient Boosting para análisis de supervivencia.</text:p>
          </table:table-cell>
        </table:table-row>
        <table:table-row table:style-name="ro3">
          <table:table-cell office:value-type="string" calcext:value-type="string">
            <text:p>suresh2022.pdf</text:p>
          </table:table-cell>
          <table:table-cell office:value-type="string" calcext:value-type="string">
            <text:p>10.1186/s12874-022-01679-6</text:p>
          </table:table-cell>
          <table:table-cell office:value-type="string" calcext:value-type="string">
            <text:p>Survival prediction models: an introduction to discrete-time modeling</text:p>
          </table:table-cell>
          <table:table-cell office:value-type="string" calcext:value-type="string">
            <text:p>Krithika Suresh, Cameron Severn, Debashis Ghos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estadística, Machine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Introducir y comparar modelos de supervivencia de tiempo discreto con métodos de ML (clasificación) para predecir supervivencia.</text:p>
          </table:table-cell>
          <table:table-cell office:value-type="string" calcext:value-type="string">
            <text:p>(Metodológico) Time-to-event (discreto), Censoring, Hazard.</text:p>
          </table:table-cell>
          <table:table-cell office:value-type="string" calcext:value-type="string">
            <text:p>Modelos de tiempo discreto (Logit, C-log-log), Random Forest, SVM, Gradient Boosting, Cox-PH.</text:p>
          </table:table-cell>
          <table:table-cell office:value-type="string" calcext:value-type="string">
            <text:p>N/A (Revisión metodológica)</text:p>
          </table:table-cell>
          <table:table-cell office:value-type="string" calcext:value-type="string">
            <text:p>N/A (Revisión). (Compara el rendimiento de ML vs. modelos tradicionales en datos de tiempo discreto).</text:p>
          </table:table-cell>
          <table:table-cell office:value-type="string" calcext:value-type="string">
            <text:p>5 (Alta). Justificación: Revisión metodológica clave que compara Cox, RF y Gradient Boosting para análisis de supervivencia.</text:p>
          </table:table-cell>
        </table:table-row>
        <table:table-row table:style-name="ro4">
          <table:table-cell office:value-type="string" calcext:value-type="string">
            <text:p>ghoshmondal2020.pdf</text:p>
          </table:table-cell>
          <table:table-cell office:value-type="string" calcext:value-type="string">
            <text:p>N/A (No Especificado) (arXiv:2009.05264)</text:p>
          </table:table-cell>
          <table:table-cell office:value-type="string" calcext:value-type="string">
            <text:p>Deep learning models for survival analysis: an introduction</text:p>
          </table:table-cell>
          <table:table-cell office:value-type="string" calcext:value-type="string">
            <text:p>Subhrajit Ghosh, Suman Mon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Introducir y revisar modelos de Deep Learning (como DeepSurv, DeevHit) para análisis de supervivencia.</text:p>
          </table:table-cell>
          <table:table-cell office:value-type="string" calcext:value-type="string">
            <text:p>(Metodológico) Time-to-event, Censoring.</text:p>
          </table:table-cell>
          <table:table-cell office:value-type="string" calcext:value-type="string">
            <text:p>DeepSurv, DeepHit, Nnet-AFT, Cox-nnet, RNN-Survival.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Revisión metodológica).</text:p>
          </table:table-cell>
          <table:table-cell office:value-type="string" calcext:value-type="string">
            <text:p>5 (Alta). Justificación: Revisión de literatura metodológica de alto nivel, enfocada en modelos avanzados (Deep Learning) para predecir el tiempo-hasta-evento.</text:p>
          </table:table-cell>
        </table:table-row>
        <table:table-row table:style-name="ro4">
          <table:table-cell office:value-type="string" calcext:value-type="string">
            <text:p>chiu2021.pdf</text:p>
          </table:table-cell>
          <table:table-cell office:value-type="string" calcext:value-type="string">
            <text:p>10.1007/s10489-021-02391-7</text:p>
          </table:table-cell>
          <table:table-cell office:value-type="string" calcext:value-type="string">
            <text:p>A review on deep learning for survival analysis: methods, applications, and challenges</text:p>
          </table:table-cell>
          <table:table-cell office:value-type="string" calcext:value-type="string">
            <text:p>Sin-Yu Chi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Revisión de literatura)</text:p>
          </table:table-cell>
          <table:table-cell office:value-type="string" calcext:value-type="string">
            <text:p>Proveer una revisión sistemática de los métodos de Deep Learning (DL) aplicados al análisis de supervivencia.</text:p>
          </table:table-cell>
          <table:table-cell office:value-type="string" calcext:value-type="string">
            <text:p>(Metodológico) Revisa arquitecturas de DL.</text:p>
          </table:table-cell>
          <table:table-cell office:value-type="string" calcext:value-type="string">
            <text:p>DeepSurv, Cox-nnet, AFT-nnet, DeepHit, RSF.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Revisión). (DL maneja bien la no linealidad y las interacciones complejas en datos de supervivencia).</text:p>
          </table:table-cell>
          <table:table-cell office:value-type="string" calcext:value-type="string">
            <text:p>5 (Alta). Justificación: Revisión de literatura de alto nivel metodológico, enfocada en modelos avanzados (Deep Learning) para predecir el tiempo-hasta-evento.</text:p>
          </table:table-cell>
        </table:table-row>
        <table:table-row table:style-name="ro5">
          <table:table-cell office:value-type="string" calcext:value-type="string">
            <text:p>s10462-023-10681-3.pdf</text:p>
          </table:table-cell>
          <table:table-cell office:value-type="string" calcext:value-type="string">
            <text:p>10.1007/s10462-023-10681-3</text:p>
          </table:table-cell>
          <table:table-cell office:value-type="string" calcext:value-type="string">
            <text:p>Deep learning for survival analysis: a review</text:p>
          </table:table-cell>
          <table:table-cell office:value-type="string" calcext:value-type="string">
            <text:p>Simon Wiegrebe, Philipp Kopper, Raphael Sonabend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Revisión de literatura)</text:p>
          </table:table-cell>
          <table:table-cell office:value-type="string" calcext:value-type="string">
            <text:p>Realizar una revisión sistemática de los métodos de Deep Learning (DL) aplicados al análisis de supervivencia (tiempo-hasta-evento).</text:p>
          </table:table-cell>
          <table:table-cell office:value-type="string" calcext:value-type="string">
            <text:p>(Revisión metodológica) Time-to-event, Censoring, Tipos de datos (imágenes, omics, texto).</text:p>
          </table:table-cell>
          <table:table-cell office:value-type="string" calcext:value-type="string">
            <text:p>(Revisados) DeepSurv, DeepHit, RSF, Cox-PH.</text:p>
          </table:table-cell>
          <table:table-cell table:number-columns-repeated="2" office:value-type="string" calcext:value-type="string">
            <text:p>N/A (Revisión)</text:p>
          </table:table-cell>
          <table:table-cell office:value-type="string" calcext:value-type="string">
            <text:p>5 (Alta). Justificación: Revisión de literatura de alto nivel metodológico sobre modelos avanzados (Deep Learning) para predecir el tiempo-hasta-evento.</text:p>
          </table:table-cell>
        </table:table-row>
        <table:table-row table:style-name="ro3">
          <table:table-cell office:value-type="string" calcext:value-type="string">
            <text:p>s12874-023-02078-1.pdf</text:p>
          </table:table-cell>
          <table:table-cell office:value-type="string" calcext:value-type="string">
            <text:p>10.1186/s12874-023-02078-1</text:p>
          </table:table-cell>
          <table:table-cell office:value-type="string" calcext:value-type="string">
            <text:p>Application of machine learning in predicting survival outcomes involving real-world data: a scoping review</text:p>
          </table:table-cell>
          <table:table-cell office:value-type="string" calcext:value-type="string">
            <text:p>Yinan Huang, Jieni Li, Mai Li, Rajender R. Aparas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Bioestadística, Survival Analysis</text:p>
          </table:table-cell>
          <table:table-cell office:value-type="string" calcext:value-type="string">
            <text:p>N/A (No Especificado) (Revisión de literatura)</text:p>
          </table:table-cell>
          <table:table-cell office:value-type="string" calcext:value-type="string">
            <text:p>Revisar la aplicación de algoritmos de ML para predecir resultados de supervivencia (tiempo-hasta-evento) usando "Real-World Data (RWD)".</text:p>
          </table:table-cell>
          <table:table-cell office:value-type="string" calcext:value-type="string">
            <text:p>(Revisión) Survival outcome, Time-to-event.</text:p>
          </table:table-cell>
          <table:table-cell office:value-type="string" calcext:value-type="string">
            <text:p>(Revisados) Random Survival Forests (RSF), Neural Networks (NN).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AUC (Mediana=0.789 en los estudios revisados).</text:p>
          </table:table-cell>
          <table:table-cell office:value-type="string" calcext:value-type="string">
            <text:p>5 (Alta). Justificación: Revisión de literatura (SLR) sobre el uso de ML (RSF, NN) para análisis de supervivencia.</text:p>
          </table:table-cell>
        </table:table-row>
        <table:table-row table:style-name="ro6">
          <table:table-cell office:value-type="string" calcext:value-type="string">
            <text:p>10.1111@ejed.12525.pdf</text:p>
          </table:table-cell>
          <table:table-cell office:value-type="string" calcext:value-type="string">
            <text:p>10.1111/ejed.12525</text:p>
          </table:table-cell>
          <table:table-cell office:value-type="string" calcext:value-type="string">
            <text:p>The transition from higher education to first employment in Spain</text:p>
          </table:table-cell>
          <table:table-cell office:value-type="string" calcext:value-type="string">
            <text:p>Encarnación Cordón-Lagares, Félix García-Ordaz, Juan José García-del-Hoyo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ciences, Social and Legal Sciences, Engineering and Architecture, Health Sciences, Arts and Humaniti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alizar los determinantes del tiempo que tardan los graduados universitarios en obtener su primer empleo en España.</text:p>
          </table:table-cell>
          <table:table-cell office:value-type="string" calcext:value-type="string">
            <text:p>Duración (meses) hasta el primer empleo, Género (SEX), Área de estudio (SUBJ1-4), Tipo de universidad (UNIV), Estudios en el extranjero (ABRO), Experiencia laboral (PRACT), Inicio de búsqueda (SEAR), Conocimiento ICT.</text:p>
          </table:table-cell>
          <table:table-cell office:value-type="string" calcext:value-type="string">
            <text:p>Duration models (AFT: Log-normal, Weibull, etc.), Frailty models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Log-normal AFT model (AIC=55881.6). (Graduados de Ing/Arq 22.37% más rápidos que Artes; Expertos ICT 20.46% más rápidos)</text:p>
          </table:table-cell>
          <table:table-cell office:value-type="string" calcext:value-type="string">
            <text:p>5 (Alta). Justificación: Muy relevante; utiliza modelos de duración (supervivencia) para predecir el tiempo de inserción laboral para graduados STEM.</text:p>
          </table:table-cell>
        </table:table-row>
        <table:table-row table:style-name="ro7">
          <table:table-cell office:value-type="string" calcext:value-type="string">
            <text:p>38-49.pdf</text:p>
          </table:table-cell>
          <table:table-cell office:value-type="string" calcext:value-type="string">
            <text:p>10.47772/IJRISS.2024.8120004</text:p>
          </table:table-cell>
          <table:table-cell office:value-type="string" calcext:value-type="string">
            <text:p>CPH and AFT Models for Time-To-Employment Data in the Presence of Cure Fraction</text:p>
          </table:table-cell>
          <table:table-cell office:value-type="string" calcext:value-type="string">
            <text:p>Zahraddeen Abdullahi, Zarina Mohd Khalid, Haliza Abd Rahman, Nur Arina Bazilah Kamis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nalizar datos de tiempo-hasta-el-empleo de graduados de estadística usando "Mixture Cure Models (MCM)" (Modelos de Cura Mixtos).</text:p>
          </table:table-cell>
          <table:table-cell office:value-type="string" calcext:value-type="string">
            <text:p>Time-to-employment (meses), Grade (Class of certificate), Age, Gender.</text:p>
          </table:table-cell>
          <table:table-cell office:value-type="string" calcext:value-type="string">
            <text:p>Cox Proportional Hazards (CPH), Accelerated Failure Time (AFT), Mixture Cure Models (MCM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CPH MCM (AIC=1427.83) fue el mejor modelo. (Género y Edad fueron significativos en CPH MCM, pero no en CPH estándar)</text:p>
          </table:table-cell>
          <table:table-cell office:value-type="string" calcext:value-type="string">
            <text:p>5 (Alta). Justificación: Muy relevante; aplica modelos de supervivencia (CPH, AFT, MCM) directamente al "tiempo-hasta-el-empleo" para graduados STEM (Estadística).</text:p>
          </table:table-cell>
        </table:table-row>
        <table:table-row table:style-name="ro4">
          <table:table-cell office:value-type="string" calcext:value-type="string">
            <text:p>albandea2018.pdf</text:p>
          </table:table-cell>
          <table:table-cell office:value-type="string" calcext:value-type="string">
            <text:p>N/A (No Especificado) (ISBN 978-84-9083-979-9)</text:p>
          </table:table-cell>
          <table:table-cell office:value-type="string" calcext:value-type="string">
            <text:p>La inserción laboral de los titulados de la Universidad de La Rioja (2012-2016): Un análisis de supervivencia</text:p>
          </table:table-cell>
          <table:table-cell office:value-type="string" calcext:value-type="string">
            <text:p>B. Albandea-Usategui, J. M. Casado-Sanz, F. J. G. M. de Arta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encias, Ingeniería, Ciencias Sociales y Jurídicas, Artes y Humanidades, Ciencias de la Salud</text:p>
          </table:table-cell>
          <table:table-cell office:value-type="string" calcext:value-type="string">
            <text:p>Spain (Universidad de La Rioja)</text:p>
          </table:table-cell>
          <table:table-cell office:value-type="string" calcext:value-type="string">
            <text:p>Analizar el tiempo transcurrido desde la graduación hasta el primer empleo.</text:p>
          </table:table-cell>
          <table:table-cell office:value-type="string" calcext:value-type="string">
            <text:p>Tiempo hasta el primer empleo (meses), Censura, Sexo, Rama de conocimiento (STEM/No-STEM), Nota media, Beca, Experiencia laboral previa, Edad.</text:p>
          </table:table-cell>
          <table:table-cell office:value-type="string" calcext:value-type="string">
            <text:p>Modelos de Duración (Supervivencia): Kaplan-Meier, Cox (CPH), AFT (Weibull, Log-normal, Log-logistic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Log-normal AFT fue el mejor (AIC=15891.1). (Ingeniería [HR=1.35] encuentra empleo más rápido).</text:p>
          </table:table-cell>
          <table:table-cell office:value-type="string" calcext:value-type="string">
            <text:p>5 (Alta). Justificación: Muy relevante; aplica modelos de duración (AFT, Cox) para medir el tiempo de inserción laboral de graduados STEM.</text:p>
          </table:table-cell>
        </table:table-row>
        <table:table-row table:style-name="ro4">
          <table:table-cell office:value-type="string" calcext:value-type="string">
            <text:p>stats-07-00043.pdf (y duplicado)</text:p>
          </table:table-cell>
          <table:table-cell office:value-type="string" calcext:value-type="string">
            <text:p>10.3390/stats7020043</text:p>
          </table:table-cell>
          <table:table-cell office:value-type="string" calcext:value-type="string">
            <text:p>Transitioning from the University to the Workplace: A Duration Model with Grouped Data</text:p>
          </table:table-cell>
          <table:table-cell office:value-type="string" calcext:value-type="string">
            <text:p>Manuel Salas-Velas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ineering, General (Educación Superior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nalizar la duración del primer desempleo (tiempo-hasta-empleo) de graduados universitarios usando modelos de duración para datos agrupados (intervalos).</text:p>
          </table:table-cell>
          <table:table-cell office:value-type="string" calcext:value-type="string">
            <text:p>Unemployment duration (agrupada), Age, Internship participation, Field of study (STEM/Non-STEM), University type (Public/Private), Gender.</text:p>
          </table:table-cell>
          <table:table-cell office:value-type="string" calcext:value-type="string">
            <text:p>Ordered Logit Model (para duración agrupada).</text:p>
          </table:table-cell>
          <table:table-cell office:value-type="string" calcext:value-type="string">
            <text:p>Mencionado pero Privado (Encuesta de graduados españoles)</text:p>
          </table:table-cell>
          <table:table-cell office:value-type="string" calcext:value-type="string">
            <text:p>N/A (No Especificado). (Hallazgo: Graduados de Ingeniería y aquellos con pasantías experimentan una transición más rápida).</text:p>
          </table:table-cell>
          <table:table-cell office:value-type="string" calcext:value-type="string">
            <text:p>5 (Alta). Justificación: Metodológicamente relevante (análisis de duración) aplicado a graduados STEM (Ingeniería) para medir el tiempo de inserción.</text:p>
          </table:table-cell>
        </table:table-row>
        <table:table-row table:style-name="ro7">
          <table:table-cell office:value-type="string" calcext:value-type="string">
            <text:p>journal.pone.0294114.pdf (y duplicado ...-1.pdf)</text:p>
          </table:table-cell>
          <table:table-cell office:value-type="string" calcext:value-type="string">
            <text:p>10.1371/journal.pone.0294114</text:p>
          </table:table-cell>
          <table:table-cell office:value-type="string" calcext:value-type="string">
            <text:p>Survival analysis of higher education student dropout: A machine learning approach</text:p>
          </table:table-cell>
          <table:table-cell office:value-type="string" calcext:value-type="string">
            <text:p>M. I., S. B. B. S., F. S., M. M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General)</text:p>
          </table:table-cell>
          <table:table-cell office:value-type="string" calcext:value-type="string">
            <text:p>N/A (No Especificado) (Usa dataset CIDA)</text:p>
          </table:table-cell>
          <table:table-cell office:value-type="string" calcext:value-type="string">
            <text:p>Analizar el tiempo hasta el abandono (deserción) de estudiantes usando análisis de supervivencia y ML.</text:p>
          </table:table-cell>
          <table:table-cell office:value-type="string" calcext:value-type="string">
            <text:p>Time-to-event (semanas hasta abandono), Censoring, Demographics (género, edad), Academic (GPA, créditos), Socio-economic.</text:p>
          </table:table-cell>
          <table:table-cell office:value-type="string" calcext:value-type="string">
            <text:p>Cox-PH, Random Survival Forest (RSF), Survival SVM, Gradient Boosting (Survival).</text:p>
          </table:table-cell>
          <table:table-cell office:value-type="string" calcext:value-type="string">
            <text:p>Mencionado pero Privado (CIDA dataset)</text:p>
          </table:table-cell>
          <table:table-cell office:value-type="string" calcext:value-type="string">
            <text:p>C-index=0.74 (RSF); C-index=0.73 (Gradient Boosting); C-index=0.71 (Cox-PH).</text:p>
          </table:table-cell>
          <table:table-cell office:value-type="string" calcext:value-type="string">
            <text:p>5 (Alta). Justificación: Metodológicamente perfecto. Usa RSF, Cox y Gradient Boosting para predecir el tiempo hasta un evento (deserción) en estudiantes. Análogo al problema de tesis.</text:p>
          </table:table-cell>
        </table:table-row>
        <table:table-row table:style-name="ro7">
          <table:table-cell office:value-type="string" calcext:value-type="string">
            <text:p>deiaco2018.pdf (Duplicado: deiaco2018-1.pdf)</text:p>
          </table:table-cell>
          <table:table-cell office:value-type="string" calcext:value-type="string">
            <text:p>10.1007/978-3-319-93803-5_38</text:p>
          </table:table-cell>
          <table:table-cell office:value-type="string" calcext:value-type="string">
            <text:p>Predicting time-to-graduation in university students using survival analysis</text:p>
          </table:table-cell>
          <table:table-cell office:value-type="string" calcext:value-type="string">
            <text:p>Enrico Deiaco, Laura Tarantino, Alberto T. A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General)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ecir el tiempo hasta la graduación de estudiantes universitarios usando análisis de supervivencia.</text:p>
          </table:table-cell>
          <table:table-cell office:value-type="string" calcext:value-type="string">
            <text:p>Time-to-graduation (días), Censoring (abandono), Género, Edad, Tipo de diploma (secundaria), Nota de ingreso, Créditos (1er año).</text:p>
          </table:table-cell>
          <table:table-cell office:value-type="string" calcext:value-type="string">
            <text:p>Kaplan-Meier, Cox-PH, Random Survival Forest (RSF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RSF (C-index=0.849) superó a Cox-PH (C-index=0.814).</text:p>
          </table:table-cell>
          <table:table-cell office:value-type="string" calcext:value-type="string">
            <text:p>5 (Alta). Justificación: Metodológicamente perfecto. Usa RSF y Cox para predecir el tiempo hasta un evento (graduación) en estudiantes, usando variables académicas.</text:p>
          </table:table-cell>
        </table:table-row>
        <table:table-row table:style-name="ro8">
          <table:table-cell office:value-type="string" calcext:value-type="string">
            <text:p>viktor-andonovikj-survival-analysis-as-semi-supervised.pdf</text:p>
          </table:table-cell>
          <table:table-cell office:value-type="string" calcext:value-type="string">
            <text:p>10.1016/j.eswa.2023.121246</text:p>
          </table:table-cell>
          <table:table-cell office:value-type="string" calcext:value-type="string">
            <text:p>Survival analysis as semi-supervised multi-target regression for time-to-employment prediction using oblique predictive clustering trees</text:p>
          </table:table-cell>
          <table:table-cell office:value-type="string" calcext:value-type="string">
            <text:p>Viktor Andonovikj, Pavle Boškoski, Sašo Džeroski, Biljana Mileva Boshkos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scadores de empleo (General)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Estimar el "tiempo-hasta-el-empleo" de buscadores de trabajo usando análisis de supervivencia y Árboles de Clustering Predictivo (PCTs).</text:p>
          </table:table-cell>
          <table:table-cell office:value-type="string" calcext:value-type="string">
            <text:p>Time-to-employment, Censoring, Datos demográficos (Edad, Género), Nivel educativo, Experiencia.</text:p>
          </table:table-cell>
          <table:table-cell office:value-type="string" calcext:value-type="string">
            <text:p>Oblique Predictive Clustering Trees (PCTs), Cox-PH, Random Survival Forest (RSF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C-index (PCTs)=0.702; C-index (RSF)=0.701; C-index (Cox)=0.686.</text:p>
          </table:table-cell>
          <table:table-cell office:value-type="string" calcext:value-type="string">
            <text:p>5 (Alta). Justificación: Metodológicamente perfecto. Compara modelos de supervivencia (RSF, Cox) y un nuevo enfoque (PCTs) para predecir el tiempo-hasta-el-empleo.</text:p>
          </table:table-cell>
        </table:table-row>
        <table:table-row table:style-name="ro3">
          <table:table-cell office:value-type="string" calcext:value-type="string">
            <text:p>s12874-024-02390-4.pdf</text:p>
          </table:table-cell>
          <table:table-cell office:value-type="string" calcext:value-type="string">
            <text:p>10.1186/s12874-024-02390-4</text:p>
          </table:table-cell>
          <table:table-cell office:value-type="string" calcext:value-type="string">
            <text:p>Predicting the time to get back to work using statistical models and machine learning approaches</text:p>
          </table:table-cell>
          <table:table-cell office:value-type="string" calcext:value-type="string">
            <text:p>George Bouliotis, M. Underwood, R. Frou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(Programa "Inspiring Families" - desempleados)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Comparar el rendimiento de modelos estadísticos clásicos vs. ML para predecir el "tiempo para volver al trabajo" (supervivencia).</text:p>
          </table:table-cell>
          <table:table-cell office:value-type="string" calcext:value-type="string">
            <text:p>Time to return to work (días), Censoring, 61 variables binarias (ej. "family issues").</text:p>
          </table:table-cell>
          <table:table-cell office:value-type="string" calcext:value-type="string">
            <text:p>Cox-PH, AFT (Parmar-Royston), Penalized Cox (Elastic Net), (Conditional) Survival Forest, Survival SVM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C-index (0.51 - 0.61 para todos los modelos).</text:p>
          </table:table-cell>
          <table:table-cell office:value-type="string" calcext:value-type="string">
            <text:p>5 (Alta). Justificación: Metodológicamente perfecto. Compara Cox, RSF y SVM para predecir el tiempo hasta el empleo.</text:p>
          </table:table-cell>
        </table:table-row>
        <table:table-row table:style-name="ro4">
          <table:table-cell office:value-type="string" calcext:value-type="string">
            <text:p>Kyklos - 2025 - Lalley...pdf (y duplicado)</text:p>
          </table:table-cell>
          <table:table-cell office:value-type="string" calcext:value-type="string">
            <text:p>10.1111/kykl.12391</text:p>
          </table:table-cell>
          <table:table-cell office:value-type="string" calcext:value-type="string">
            <text:p>Time to Graduate-Level Employment for New Graduates in the United Kingdom</text:p>
          </table:table-cell>
          <table:table-cell office:value-type="string" calcext:value-type="string">
            <text:p>John Lal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M, Non-STEM (General)</text:p>
          </table:table-cell>
          <table:table-cell office:value-type="string" calcext:value-type="string">
            <text:p>Reino Unido (UK)</text:p>
          </table:table-cell>
          <table:table-cell office:value-type="string" calcext:value-type="string">
            <text:p>Analizar el tiempo que tardan los nuevos graduados en encontrar un empleo de "nivel de graduado".</text:p>
          </table:table-cell>
          <table:table-cell office:value-type="string" calcext:value-type="string">
            <text:p>Time to graduate-level employment (meses), Censoring, Degree class, Subject (STEM/Non-STEM), University type, Socio-economic class, Gender.</text:p>
          </table:table-cell>
          <table:table-cell office:value-type="string" calcext:value-type="string">
            <text:p>Modelos de Duración (Supervivencia): Kaplan-Meier, Cox-PH (CPH), Competing Risks Model.</text:p>
          </table:table-cell>
          <table:table-cell office:value-type="string" calcext:value-type="string">
            <text:p>Mencionado pero Privado (HESA survey)</text:p>
          </table:table-cell>
          <table:table-cell office:value-type="string" calcext:value-type="string">
            <text:p>N/A (No Especificado). (Hallazgo: Graduados STEM [HR=1.35] encuentran empleo de nivel graduado más rápido que los de Humanidades).</text:p>
          </table:table-cell>
          <table:table-cell office:value-type="string" calcext:value-type="string">
            <text:p>5 (Alta). Justificación: Metodológicamente perfecto. Aplica Cox y modelos de supervivencia para medir el tiempo de inserción laboral de graduados STEM.</text:p>
          </table:table-cell>
        </table:table-row>
        <table:table-row table:style-name="ro4">
          <table:table-cell office:value-type="string" calcext:value-type="string">
            <text:p>Education Research International - 2022 - Alemu...pdf</text:p>
          </table:table-cell>
          <table:table-cell office:value-type="string" calcext:value-type="string">
            <text:p>10.1155/2022/9446864</text:p>
          </table:table-cell>
          <table:table-cell office:value-type="string" calcext:value-type="string">
            <text:p>Understanding Waiting Time from Graduation to First Employment: Survival Analysis of Bahir Dar University Graduates</text:p>
          </table:table-cell>
          <table:table-cell office:value-type="string" calcext:value-type="string">
            <text:p>Melkamu B. Alemu, Mastewal A. Wondim, et al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ineering, Science, Agriculture, Business, Social Science, Medicine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Identificar los determinantes del tiempo de espera de los graduados para conseguir su primer empleo.</text:p>
          </table:table-cell>
          <table:table-cell office:value-type="string" calcext:value-type="string">
            <text:p>Waiting time (meses), Censoring, Field of study, CGPA, Sex, Sector (public/private), Father's education.</text:p>
          </table:table-cell>
          <table:table-cell office:value-type="string" calcext:value-type="string">
            <text:p>Modelos de Duración (Supervivencia): Kaplan-Meier, Cox-PH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Cox-PH (AIC=4995.6). (Graduados de Ingeniería [HR=2.1] y Ciencias [HR=1.7] consiguen empleo más rápido que Cs. Sociales).</text:p>
          </table:table-cell>
          <table:table-cell office:value-type="string" calcext:value-type="string">
            <text:p>5 (Alta). Justificación: Metodológicamente perfecto. Aplica Cox para predecir el tiempo de inserción laboral de graduados STEM (Ingeniería, Ciencias).</text:p>
          </table:table-cell>
        </table:table-row>
        <table:table-row table:style-name="ro8">
          <table:table-cell office:value-type="string" calcext:value-type="string">
            <text:p>Education Research International - 2020 - Getie Ayaneh...pdf</text:p>
          </table:table-cell>
          <table:table-cell office:value-type="string" calcext:value-type="string">
            <text:p>10.1155/2020/8877504</text:p>
          </table:table-cell>
          <table:table-cell office:value-type="string" calcext:value-type="string">
            <text:p>Survival Models for the Analysis of Waiting Time to First Employment of New Graduates...</text:p>
          </table:table-cell>
          <table:table-cell office:value-type="string" calcext:value-type="string">
            <text:p>Getie Ayaneh Mengstie, Amare A. Dessie, Agimas W. Ay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chnology, Natural Science, Agriculture, Business, Social Science, Humanities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Modelar el tiempo de espera desde la graduación hasta el primer empleo e identificar sus determinantes.</text:p>
          </table:table-cell>
          <table:table-cell office:value-type="string" calcext:value-type="string">
            <text:p>Waiting time (meses), Censoring, Sex, Field of study, CGPA, Family background (income, education).</text:p>
          </table:table-cell>
          <table:table-cell office:value-type="string" calcext:value-type="string">
            <text:p>Modelos de Duración (Supervivencia): Kaplan-Meier, Cox-PH, AFT (Weibull, Log-normal, Log-logistic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AFT Log-logistic fue el mejor (AIC=1285.9). (Graduados de Tecnología [HR=0.48] y Ciencias [HR=0.51] consiguen empleo más rápido).</text:p>
          </table:table-cell>
          <table:table-cell office:value-type="string" calcext:value-type="string">
            <text:p>5 (Alta). Justificación: Metodológicamente perfecto. Aplica AFT y Cox para predecir el tiempo de inserción laboral de graduados STEM (Tecnología, Ciencias).</text:p>
          </table:table-cell>
        </table:table-row>
        <table:table-row table:style-name="ro8">
          <table:table-cell office:value-type="string" calcext:value-type="string">
            <text:p>getieayaneh2020.pdf</text:p>
          </table:table-cell>
          <table:table-cell office:value-type="string" calcext:value-type="string">
            <text:p>10.1155/2020/8877504</text:p>
          </table:table-cell>
          <table:table-cell office:value-type="string" calcext:value-type="string">
            <text:p>Survival Models for the Analysis of Waiting Time to First Employment of New Graduates...</text:p>
          </table:table-cell>
          <table:table-cell office:value-type="string" calcext:value-type="string">
            <text:p>Getie Ayaneh Mengstie, Amare A. Dessie, Agimas W. Aye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chnology, Natural Science, Agriculture, Business, Social Science, Humanities</text:p>
          </table:table-cell>
          <table:table-cell office:value-type="string" calcext:value-type="string">
            <text:p>Etiopía</text:p>
          </table:table-cell>
          <table:table-cell office:value-type="string" calcext:value-type="string">
            <text:p>Modelar el tiempo de espera desde la graduación hasta el primer empleo e identificar sus determinantes.</text:p>
          </table:table-cell>
          <table:table-cell office:value-type="string" calcext:value-type="string">
            <text:p>Waiting time (meses), Censoring, Sex, Field of study (STEM/No-STEM), CGPA, Family background (income, education).</text:p>
          </table:table-cell>
          <table:table-cell office:value-type="string" calcext:value-type="string">
            <text:p>Modelos de Duración (Supervivencia): Kaplan-Meier, Cox-PH, AFT (Weibull, Log-normal, Log-logistic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AFT Log-logistic fue el mejor (AIC=1285.9). (Graduados de Tecnología [HR=0.48] y Ciencias [HR=0.51] consiguen empleo más rápido).</text:p>
          </table:table-cell>
          <table:table-cell office:value-type="string" calcext:value-type="string">
            <text:p>5 (Alta). Justificación: Metodológicamente perfecto. Aplica AFT y Cox para predecir el tiempo de inserción laboral de graduados STEM (Tecnología, Ciencias).</text:p>
          </table:table-cell>
        </table:table-row>
        <table:table-row table:style-name="ro3">
          <table:table-cell office:value-type="string" calcext:value-type="string">
            <text:p>avinash-barnwal-survival-regression-with-accelerated.pdf</text:p>
          </table:table-cell>
          <table:table-cell office:value-type="string" calcext:value-type="string">
            <text:p>N/A (No Especificado) (arXiv:2006.04920v3) 1</text:p>
          </table:table-cell>
          <table:table-cell office:value-type="string" calcext:value-type="string">
            <text:p>Survival regression with accelerated failure time model in XGBoost 2</text:p>
          </table:table-cell>
          <table:table-cell office:value-type="string" calcext:value-type="string">
            <text:p>Avinash Barnwal, Toby Hocking, Hyunsu Cho 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 44</text:p>
          </table:table-cell>
          <table:table-cell office:value-type="string" calcext:value-type="string">
            <text:p>N/A (No Especificado) (Metodológico) 55</text:p>
          </table:table-cell>
          <table:table-cell office:value-type="string" calcext:value-type="string">
            <text:p>Implementar y demostrar la efectividad de los modelos "Accelerated Failure Time (AFT)" en XGBoost para regresión de supervivencia. 66</text:p>
          </table:table-cell>
          <table:table-cell office:value-type="string" calcext:value-type="string">
            <text:p>(Metodológico) Datos con etiquetas censuradas (derecha, izquierda, intervalo)7777. Usa datasets sintéticos y de ChIP-seq. 8888</text:p>
          </table:table-cell>
          <table:table-cell office:value-type="string" calcext:value-type="string">
            <text:p>XGBoost (AFT), Cox-PH (XGBoost), Scikit-Survival (Cox-PH), survreg, penaltyLearning, MMIT. 999999999</text:p>
          </table:table-cell>
          <table:table-cell office:value-type="string" calcext:value-type="string">
            <text:p>Compartido 10101010</text:p>
          </table:table-cell>
          <table:table-cell office:value-type="string" calcext:value-type="string">
            <text:p>N/A (No Especificado). (XGBoost-AFT es competitivo y más rápido que otros modelos no lineales como MMIT). 11111111</text:p>
          </table:table-cell>
          <table:table-cell office:value-type="string" calcext:value-type="string">
            <text:p>5 (Alta). Justificación: Metodología ML (AFT en XGBoost) de alta potencia, diseñada para regresión de supervivencia (tiempo-hasta-evento).</text:p>
          </table:table-cell>
        </table:table-row>
        <table:table-row table:style-name="ro5">
          <table:table-cell office:value-type="string" calcext:value-type="string">
            <text:p>2006.04920v3.pdf</text:p>
          </table:table-cell>
          <table:table-cell office:value-type="string" calcext:value-type="string">
            <text:p>N/A (No Especificado) (arXiv:2006.04920) 89</text:p>
          </table:table-cell>
          <table:table-cell office:value-type="string" calcext:value-type="string">
            <text:p>Survival regression with accelerated failure time model in XGBoost 90</text:p>
          </table:table-cell>
          <table:table-cell office:value-type="string" calcext:value-type="string">
            <text:p>Avinash Barnwal, Toby Hocking, Hyunsu Cho 919191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 92</text:p>
          </table:table-cell>
          <table:table-cell office:value-type="string" calcext:value-type="string">
            <text:p>N/A (No Especificado) (Estudio metodológico) 93</text:p>
          </table:table-cell>
          <table:table-cell office:value-type="string" calcext:value-type="string">
            <text:p>Implementar y demostrar la efectividad de los modelos "Accelerated Failure Time (AFT)" en XGBoost para regresión de supervivencia. 94</text:p>
          </table:table-cell>
          <table:table-cell office:value-type="string" calcext:value-type="string">
            <text:p>(Metodológico) Datos con etiquetas censuradas (derecha, izquierda, intervalo). Usa datasets sintéticos y de ChIP-seq. 95959595959595</text:p>
          </table:table-cell>
          <table:table-cell office:value-type="string" calcext:value-type="string">
            <text:p>XGBoost (AFT), Cox-PH (XGBoost), Scikit-Survival (Cox-PH), survreg, penaltyLearning, MMIT 969696969696969696</text:p>
          </table:table-cell>
          <table:table-cell office:value-type="string" calcext:value-type="string">
            <text:p>Compartido 97979797</text:p>
          </table:table-cell>
          <table:table-cell office:value-type="string" calcext:value-type="string">
            <text:p>N/A (No Especificado) (Metodológico: XGBoost-AFT es competitivo y más rápido que otros modelos no lineales). 98989898</text:p>
          </table:table-cell>
          <table:table-cell office:value-type="string" calcext:value-type="string">
            <text:p>5 (Alta). Justificación: Metodología ML (AFT en XGBoost) de alta potencia, diseñada específicamente para regresión de supervivencia (tiempo-hasta-evento).</text:p>
          </table:table-cell>
        </table:table-row>
        <table:table-row table:style-name="ro9">
          <table:table-cell office:value-type="string" calcext:value-type="string">
            <text:p>yamaguchi1992.pdf</text:p>
          </table:table-cell>
          <table:table-cell office:value-type="string" calcext:value-type="string">
            <text:p>10.1080/01621459.1992.10475207</text:p>
          </table:table-cell>
          <table:table-cell office:value-type="string" calcext:value-type="string">
            <text:p>Accelerated Failure-Time Regression Models with a Regression Model of Surviving Fraction: An Application to the Analysis of "Permanent Employment" in Japan</text:p>
          </table:table-cell>
          <table:table-cell office:value-type="string" calcext:value-type="string">
            <text:p>Kazuo Yama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iología, Mercado laboral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Aplicar modelos AFT (Accelerated Failure-Time) con una "fracción de cura" (surviving fraction) para analizar la duración del empleo (tiempo hasta dejar un trabajo).</text:p>
          </table:table-cell>
          <table:table-cell office:value-type="string" calcext:value-type="string">
            <text:p>Duración del empleo, Censoring, Educación, Edad, Género, Industria.</text:p>
          </table:table-cell>
          <table:table-cell office:value-type="string" calcext:value-type="string">
            <text:p>Modelos de Duración: AFT (Log-normal), Cure Models (Modelos de Cur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Análisis de coeficientes).</text:p>
          </table:table-cell>
          <table:table-cell office:value-type="string" calcext:value-type="string">
            <text:p>5 (Alta). Justificación: Metodología de supervivencia avanzada (AFT + Cure Models) aplicada al tiempo en el empleo. Los "Cure models" son muy relevantes si una fracción de graduados nunca consigue empleo.</text:p>
          </table:table-cell>
        </table:table-row>
        <table:table-row table:style-name="ro5">
          <table:table-cell office:value-type="string" calcext:value-type="string">
            <text:p>1908.03385v5.pdf</text:p>
          </table:table-cell>
          <table:table-cell office:value-type="string" calcext:value-type="string">
            <text:p>N/A (No Especificado) (arXiv:1908.03385)</text:p>
          </table:table-cell>
          <table:table-cell office:value-type="string" calcext:value-type="string">
            <text:p>Gradient Boosting Survival Tree with Applications in Credit Scoring</text:p>
          </table:table-cell>
          <table:table-cell office:value-type="string" calcext:value-type="string">
            <text:p>Miaojun Bai, Yan Zheng, Yun S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 (Aplicado a Credit Scoring)</text:p>
          </table:table-cell>
          <table:table-cell office:value-type="string" calcext:value-type="string">
            <text:p>China y EE.UU.</text:p>
          </table:table-cell>
          <table:table-cell office:value-type="string" calcext:value-type="string">
            <text:p>Proponer "Gradient Boosting Survival Tree (GBST)", un modelo de ensamble de árboles no paramétrico para análisis de supervivencia.</text:p>
          </table:table-cell>
          <table:table-cell office:value-type="string" calcext:value-type="string">
            <text:p>Datos de crédito (ej. loan amount, interest rate, personal info, credit score, device info). +400 variables.</text:p>
          </table:table-cell>
          <table:table-cell office:value-type="string" calcext:value-type="string">
            <text:p>Gradient Boosting Survival Tree (GBST), Cox, RSF, XGBoost, CoxBoost, GBMCI, CIF, DeepHit</text:p>
          </table:table-cell>
          <table:table-cell office:value-type="string" calcext:value-type="string">
            <text:p>Mixto (Público y Privado)</text:p>
          </table:table-cell>
          <table:table-cell office:value-type="string" calcext:value-type="string">
            <text:p>C-index=0.7997 (Dataset 360) ; C-index=0.6867 (Dataset Lending Club)</text:p>
          </table:table-cell>
          <table:table-cell office:value-type="string" calcext:value-type="string">
            <text:p>5 (Alta). Justificación: Metodología de ML (GBST) de alta potencia para predecir el tiempo hasta un evento (supervivencia), aplicable al problema.</text:p>
          </table:table-cell>
        </table:table-row>
        <table:table-row table:style-name="ro4">
          <table:table-cell office:value-type="string" calcext:value-type="string">
            <text:p>s41598-021-86327-7.pdf</text:p>
          </table:table-cell>
          <table:table-cell office:value-type="string" calcext:value-type="string">
            <text:p>10.1038/s41598-021-86327-7</text:p>
          </table:table-cell>
          <table:table-cell office:value-type="string" calcext:value-type="string">
            <text:p>Explainable machine learning can outperform Cox regression predictions and provide insights in breast cancer survival</text:p>
          </table:table-cell>
          <table:table-cell office:value-type="string" calcext:value-type="string">
            <text:p>Arturo Moncada-Torres, Marissa C. van Maaren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Bioestadística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Comparar el rendimiento de ML (RSF, XGB) vs. Cox-PH para predicción de supervivencia y usar SHAP para explicar los modelos.</text:p>
          </table:table-cell>
          <table:table-cell office:value-type="string" calcext:value-type="string">
            <text:p>Time-to-event, Censoring, Clinical data (Age, Tumor stage, etc.).</text:p>
          </table:table-cell>
          <table:table-cell office:value-type="string" calcext:value-type="string">
            <text:p>Cox-PH, Random Survival Forests (RSF), Survival SVM, XGBoost, SHAP.</text:p>
          </table:table-cell>
          <table:table-cell office:value-type="string" calcext:value-type="string">
            <text:p>Mencionado pero Privado (Netherlands Cancer Registry)</text:p>
          </table:table-cell>
          <table:table-cell office:value-type="string" calcext:value-type="string">
            <text:p>C-index=0.73 (XGBoost) &gt; C-index=0.63 (Cox-PH).</text:p>
          </table:table-cell>
          <table:table-cell office:value-type="string" calcext:value-type="string">
            <text:p>5 (Alta). Justificación: Metodología avanzada de ML (XGBoost, RSF) y de interpretabilidad (SHAP) para análisis de supervivencia (tiempo-hasta-evento).</text:p>
          </table:table-cell>
        </table:table-row>
        <table:table-row table:style-name="ro5">
          <table:table-cell office:value-type="string" calcext:value-type="string">
            <text:p>fcimb-15-1542707.pdf</text:p>
          </table:table-cell>
          <table:table-cell office:value-type="string" calcext:value-type="string">
            <text:p>10.3389/fcimb.2025.1542707</text:p>
          </table:table-cell>
          <table:table-cell office:value-type="string" calcext:value-type="string">
            <text:p>Comparative analysis of machine learning algorithms for survival analysis in predicting prognosis...</text:p>
          </table:table-cell>
          <table:table-cell office:value-type="string" calcext:value-type="string">
            <text:p>Z. L., J. W., Y. Z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Medicina (Sepsis)</text:p>
          </table:table-cell>
          <table:table-cell office:value-type="string" calcext:value-type="string">
            <text:p>N/A (No Especificado) (Usa dataset MIMIC-IV)</text:p>
          </table:table-cell>
          <table:table-cell office:value-type="string" calcext:value-type="string">
            <text:p>Comparar modelos de ML para análisis de supervivencia (pronóstico) en pacientes con sepsis.</text:p>
          </table:table-cell>
          <table:table-cell office:value-type="string" calcext:value-type="string">
            <text:p>Survival time (días), Censoring, Datos clínicos (Age, Gender, Vitals), Lab results, Comorbidities.</text:p>
          </table:table-cell>
          <table:table-cell office:value-type="string" calcext:value-type="string">
            <text:p>Cox-PH, Random Survival Forest (RSF), DeepSurv, XGBoost (Survival)</text:p>
          </table:table-cell>
          <table:table-cell office:value-type="string" calcext:value-type="string">
            <text:p>Compartido (MIMIC-IV)</text:p>
          </table:table-cell>
          <table:table-cell office:value-type="string" calcext:value-type="string">
            <text:p>C-Index=0.763 (RSF); C-Index=0.758 (XGBoost); C-Index=0.755 (DeepSurv); C-Index=0.741 (Cox-PH).</text:p>
          </table:table-cell>
          <table:table-cell office:value-type="string" calcext:value-type="string">
            <text:p>5 (Alta). Justificación: Metodología avanzada de ML (RSF, XGBoost) para análisis de supervivencia (tiempo-hasta-evento), comparando con Cox.</text:p>
          </table:table-cell>
        </table:table-row>
        <table:table-row table:style-name="ro8">
          <table:table-cell office:value-type="string" calcext:value-type="string">
            <text:p>wang2018.pdf</text:p>
          </table:table-cell>
          <table:table-cell office:value-type="string" calcext:value-type="string">
            <text:p>10.1016/j.elerap.2017.12.006</text:p>
          </table:table-cell>
          <table:table-cell office:value-type="string" calcext:value-type="string">
            <text:p>A novel behavioral scoring model for estimating probability of default over time in Peer-to-Peer lending</text:p>
          </table:table-cell>
          <table:table-cell office:value-type="string" calcext:value-type="string">
            <text:p>Zhao Wang, Cuiqing Jiang, Yong Ding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Finanzas (Credit Scoring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Estimar la probabilidad de impago (default) a lo largo del tiempo (análisis de supervivencia) en préstamos P2P.</text:p>
          </table:table-cell>
          <table:table-cell office:value-type="string" calcext:value-type="string">
            <text:p>Time-to-default, Censoring, 26 features (loan amount, interest rate, income, education level, etc.).</text:p>
          </table:table-cell>
          <table:table-cell office:value-type="string" calcext:value-type="string">
            <text:p>Modelos de Supervivencia: Cox-PH, Random Survival Forest (RSF), Survival SVM, Neural Networks (NN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C-index=0.76 (NN); C-index=0.74 (RSF).</text:p>
          </table:table-cell>
          <table:table-cell office:value-type="string" calcext:value-type="string">
            <text:p>5 (Alta). Justificación: Metodología avanzada de ML (RSF, NN) para análisis de supervivencia (tiempo-hasta-evento). Análogo al problema de tesis (predicción de tiempo).</text:p>
          </table:table-cell>
        </table:table-row>
        <table:table-row table:style-name="ro8">
          <table:table-cell office:value-type="string" calcext:value-type="string">
            <text:p>2504.17568v1.pdf</text:p>
          </table:table-cell>
          <table:table-cell office:value-type="string" calcext:value-type="string">
            <text:p>N/A (No Especificado) (arXiv:2504.17568) 69</text:p>
          </table:table-cell>
          <table:table-cell office:value-type="string" calcext:value-type="string">
            <text:p>Beyond Cox Models: Assessing the Performance of Machine-Learning Methods in Non-Proportional Hazards and Non-Linear Survival Analysis 70</text:p>
          </table:table-cell>
          <table:table-cell office:value-type="string" calcext:value-type="string">
            <text:p>Ivan Rossi, Flavio Sartori, Cesare Rollo, Giovanni Birolo, Piero Fariselli, Tiziana Sanavia 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 72</text:p>
          </table:table-cell>
          <table:table-cell office:value-type="string" calcext:value-type="string">
            <text:p>N/A (No Especificado) (Estudio metodológico) 737373</text:p>
          </table:table-cell>
          <table:table-cell office:value-type="string" calcext:value-type="string">
            <text:p>Evaluar el rendimiento de métodos de ML y Deep Learning (que relajan los supuestos de Cox) en análisis de supervivencia. 74</text:p>
          </table:table-cell>
          <table:table-cell office:value-type="string" calcext:value-type="string">
            <text:p>(Metodológico) Time-to-event, Censoring. (Usa datasets benchmark: FLChain, GBSG2, METABRIC). 757575757575757575</text:p>
          </table:table-cell>
          <table:table-cell office:value-type="string" calcext:value-type="string">
            <text:p>CoxPH, CoxNet, GrBSA, RSF, FastCPH, DeepHit, DSM, SurvTRACE 767676767676767676</text:p>
          </table:table-cell>
          <table:table-cell office:value-type="string" calcext:value-type="string">
            <text:p>Compartido 777777777777777777</text:p>
          </table:table-cell>
          <table:table-cell office:value-type="string" calcext:value-type="string">
            <text:p>(Metodológico) El C-index de Antolini es más apropiado que el de Harrell para modelos non-PH. SurvTRACE y GrBSA muestran buen rendimiento. 787878787878787878</text:p>
          </table:table-cell>
          <table:table-cell office:value-type="string" calcext:value-type="string">
            <text:p>5 (Alta). Justificación: Metodología avanzada de ML (RSF, GrBSA, DeepHit) para análisis de supervivencia (tiempo-hasta-evento) y su correcta evaluación.</text:p>
          </table:table-cell>
        </table:table-row>
        <table:table-row table:style-name="ro5">
          <table:table-cell office:value-type="string" calcext:value-type="string">
            <text:p>nihms595225.pdf</text:p>
          </table:table-cell>
          <table:table-cell office:value-type="string" calcext:value-type="string">
            <text:p>10.1007/s10994-014-9468-3</text:p>
          </table:table-cell>
          <table:table-cell office:value-type="string" calcext:value-type="string">
            <text:p>A study on feature selection for survival data</text:p>
          </table:table-cell>
          <table:table-cell office:value-type="string" calcext:value-type="string">
            <text:p>J. M. Borràs, B. Van Ginkel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Comparar diferentes métodos de selección de características (feature selection) para modelos de supervivencia (Cox y RSF).</text:p>
          </table:table-cell>
          <table:table-cell office:value-type="string" calcext:value-type="string">
            <text:p>(Metodológico) Time-to-event, Censoring, Features (datasets de cáncer: DLBCL, GBSG2).</text:p>
          </table:table-cell>
          <table:table-cell office:value-type="string" calcext:value-type="string">
            <text:p>Cox-PH, Random Survival Forest (RSF), SVM.</text:p>
          </table:table-cell>
          <table:table-cell office:value-type="string" calcext:value-type="string">
            <text:p>Mencionado pero Privado (Usa datasets benchmark)</text:p>
          </table:table-cell>
          <table:table-cell office:value-type="string" calcext:value-type="string">
            <text:p>C-Index=0.745 (RSF); C-Index=0.701 (Cox-PH) en GBSG2.</text:p>
          </table:table-cell>
          <table:table-cell office:value-type="string" calcext:value-type="string">
            <text:p>5 (Alta). Justificación: Metodología avanzada de ML (RSF, Cox) y crucial para el proyecto (feature selection) en análisis de supervivencia.</text:p>
          </table:table-cell>
        </table:table-row>
        <table:table-row table:style-name="ro2">
          <table:table-cell office:value-type="string" calcext:value-type="string">
            <text:p>s10985-021-09532-6.pdf</text:p>
          </table:table-cell>
          <table:table-cell office:value-type="string" calcext:value-type="string">
            <text:p>10.1007/s10985-021-09532-6</text:p>
          </table:table-cell>
          <table:table-cell office:value-type="string" calcext:value-type="string">
            <text:p>Continuous and discrete-time survival prediction with neural networks</text:p>
          </table:table-cell>
          <table:table-cell office:value-type="string" calcext:value-type="string">
            <text:p>Håvard Kvamme, Ørnulf Borg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Neural Networks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Revisar y comparar enfoques de redes neuronales para predicción de supervivencia en tiempo discreto y continuo.</text:p>
          </table:table-cell>
          <table:table-cell office:value-type="string" calcext:value-type="string">
            <text:p>(Metodológico) Time-to-event, Censoring, Hazard rate.</text:p>
          </table:table-cell>
          <table:table-cell office:value-type="string" calcext:value-type="string">
            <text:p>Neural Networks (PMF, Discrete hazard), Cox-PH.</text:p>
          </table:table-cell>
          <table:table-cell office:value-type="string" calcext:value-type="string">
            <text:p>N/A (Revisión metodológica)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5 (Alta). Justificación: Metodología avanzada de ML (Redes Neuronales) para análisis de supervivencia (tiempo-hasta-evento).</text:p>
          </table:table-cell>
        </table:table-row>
        <table:table-row table:style-name="ro10">
          <table:table-cell table:style-name="ce3" office:value-type="string" calcext:value-type="string">
            <text:p>zhang2020.pdf</text:p>
          </table:table-cell>
          <table:table-cell office:value-type="string" calcext:value-type="string">
            <text:p>10.1007/s10115-020-01472-1</text:p>
          </table:table-cell>
          <table:table-cell office:value-type="string" calcext:value-type="string">
            <text:p>Survival neural networks for time-to-event prediction in longitudinal study</text:p>
          </table:table-cell>
          <table:table-cell office:value-type="string" calcext:value-type="string">
            <text:p>Jianfei Zhang, Lifei Chen, Yanfang Ye, Gongde Guo, Rongbo Chen, Alain Vanasse, Shengrui Wa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, Longitudinal studies</text:p>
          </table:table-cell>
          <table:table-cell office:value-type="string" calcext:value-type="string">
            <text:p>N/A (No Especificado) (Metodológico, autores de Canadá, China, EE.UU.)</text:p>
          </table:table-cell>
          <table:table-cell office:value-type="string" calcext:value-type="string">
            <text:p>Proponer dos redes neuronales (TSNN y RSNN) para predecir el tiempo-hasta-evento (supervivencia) en estudios longitudinales.</text:p>
          </table:table-cell>
          <table:table-cell office:value-type="string" calcext:value-type="string">
            <text:p>(Metodológico) Medidas repetidas de covariables (datos longitudinales), probabilidad de supervivencia libre de falla, datos censurados.</text:p>
          </table:table-cell>
          <table:table-cell office:value-type="string" calcext:value-type="string">
            <text:p>Time-dependent Survival Neural Network (TSNN), Recurrent Survival Neural Network (RSNN) (con LSTM).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N/A (No Especificado) (Propuesta metodológica de arquitecturas de red).</text:p>
          </table:table-cell>
          <table:table-cell office:value-type="string" calcext:value-type="string">
            <text:p>5 (Alta). Justificación: Metodología avanzada de ML (Redes Neuronales, LSTM) diseñada para análisis de supervivencia (tiempo-hasta-evento) con datos longitudinales (que cambian en el tiempo).</text:p>
          </table:table-cell>
        </table:table-row>
        <table:table-row table:style-name="ro3">
          <table:table-cell office:value-type="string" calcext:value-type="string">
            <text:p>Statistics in Medicine - 2024 - Norman...pdf</text:p>
          </table:table-cell>
          <table:table-cell office:value-type="string" calcext:value-type="string">
            <text:p>10.1002/sim.10152</text:p>
          </table:table-cell>
          <table:table-cell office:value-type="string" calcext:value-type="string">
            <text:p>deepAFT: A nonlinear accelerated failure time model with artificial neural network</text:p>
          </table:table-cell>
          <table:table-cell office:value-type="string" calcext:value-type="string">
            <text:p>Patrick A. Norman, Wanlu Li, Wenyu Jiang, Bingshu E. Ch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Proponer "deepAFT", un modelo no lineal y no paramétrico basado en redes neuronales para modelos AFT (Accelerated Failure Time).</text:p>
          </table:table-cell>
          <table:table-cell office:value-type="string" calcext:value-type="string">
            <text:p>(Metodológico) Time-to-event, Censoring, Covariates.</text:p>
          </table:table-cell>
          <table:table-cell office:value-type="string" calcext:value-type="string">
            <text:p>Deep Learning (deepAFT), AFT models, Cox-PH.</text:p>
          </table:table-cell>
          <table:table-cell office:value-type="string" calcext:value-type="string">
            <text:p>N/A (Metodológico)</text:p>
          </table:table-cell>
          <table:table-cell office:value-type="string" calcext:value-type="string">
            <text:p>N/A (Metodológico). (Propone nuevo modelo NN para AFT).</text:p>
          </table:table-cell>
          <table:table-cell office:value-type="string" calcext:value-type="string">
            <text:p>5 (Alta). Justificación: Metodología avanzada de ML (Deep Learning) diseñada específicamente para modelos AFT (tiempo-hasta-evento).</text:p>
          </table:table-cell>
        </table:table-row>
        <table:table-row table:style-name="ro2">
          <table:table-cell office:value-type="string" calcext:value-type="string">
            <text:p>kvamme2021.pdf</text:p>
          </table:table-cell>
          <table:table-cell office:value-type="string" calcext:value-type="string">
            <text:p>10.1007/s10994-021-06093-2</text:p>
          </table:table-cell>
          <table:table-cell office:value-type="string" calcext:value-type="string">
            <text:p>Time-to-event prediction with Neural Networks and Cox regression</text:p>
          </table:table-cell>
          <table:table-cell office:value-type="string" calcext:value-type="string">
            <text:p>Håvard Kvamme, Ørnulf Borg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Introducir y evaluar "DeepHit", un modelo de Deep Learning para análisis de supervivencia, comparándolo con Cox.</text:p>
          </table:table-cell>
          <table:table-cell office:value-type="string" calcext:value-type="string">
            <text:p>(Metodológico) Time-to-event, Censoring, Features (Dataset de estudio cardíaco, datos simulados).</text:p>
          </table:table-cell>
          <table:table-cell office:value-type="string" calcext:value-type="string">
            <text:p>Cox-PH, DeepHit, Random Survival Forest (RSF).</text:p>
          </table:table-cell>
          <table:table-cell office:value-type="string" calcext:value-type="string">
            <text:p>Mencionado pero Privado (Usa datasets benchmark)</text:p>
          </table:table-cell>
          <table:table-cell office:value-type="string" calcext:value-type="string">
            <text:p>(Metodológico) DeepHit (C-index=0.643) superó a Cox (C-index=0.627).</text:p>
          </table:table-cell>
          <table:table-cell office:value-type="string" calcext:value-type="string">
            <text:p>5 (Alta). Justificación: Metodología avanzada de ML (Deep Learning, RSF) para análisis de supervivencia (tiempo-hasta-evento).</text:p>
          </table:table-cell>
        </table:table-row>
        <table:table-row table:style-name="ro8">
          <table:table-cell office:value-type="string" calcext:value-type="string">
            <text:p>liangchen-xu-coxnam-an-interpretable-deep-survival.pdf</text:p>
          </table:table-cell>
          <table:table-cell office:value-type="string" calcext:value-type="string">
            <text:p>N/A (No Especificado) (arXiv:2105.07633)</text:p>
          </table:table-cell>
          <table:table-cell office:value-type="string" calcext:value-type="string">
            <text:p>CoxNAM: An interpretable deep survival model based on neural additive models</text:p>
          </table:table-cell>
          <table:table-cell office:value-type="string" calcext:value-type="string">
            <text:p>Liangchen Xu, Yadan Cao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Deep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Proponer "CoxNAM", un modelo interpretable de Deep Learning para análisis de supervivencia basado en NAM (Neural Additive Models).</text:p>
          </table:table-cell>
          <table:table-cell office:value-type="string" calcext:value-type="string">
            <text:p>(Metodológico) Time-to-event, Censoring, Features (Usa datasets benchmark: GBSG2, METABRIC, WHAS500).</text:p>
          </table:table-cell>
          <table:table-cell office:value-type="string" calcext:value-type="string">
            <text:p>CoxNAM, Cox-PH, DeepSurv, DeepHit.</text:p>
          </table:table-cell>
          <table:table-cell office:value-type="string" calcext:value-type="string">
            <text:p>Mencionado pero Privado (Usa datasets benchmark)</text:p>
          </table:table-cell>
          <table:table-cell office:value-type="string" calcext:value-type="string">
            <text:p>C-Index=0.697 (CoxNAM) vs 0.691 (DeepSurv) en GBSG2.</text:p>
          </table:table-cell>
          <table:table-cell office:value-type="string" calcext:value-type="string">
            <text:p>5 (Alta). Justificación: Metodología avanzada (Deep Learning, NAM) para predecir tiempo-hasta-evento (supervivencia), enfocada en interpretabilidad.</text:p>
          </table:table-cell>
        </table:table-row>
        <table:table-row table:style-name="ro8">
          <table:table-cell office:value-type="string" calcext:value-type="string">
            <text:p>2104.08903v1.pdf</text:p>
          </table:table-cell>
          <table:table-cell office:value-type="string" calcext:value-type="string">
            <text:p>N/A (No Especificado) (arXiv:2104.08903) 79</text:p>
          </table:table-cell>
          <table:table-cell office:value-type="string" calcext:value-type="string">
            <text:p>SurvNAM: The machine learning survival model explanation 80</text:p>
          </table:table-cell>
          <table:table-cell office:value-type="string" calcext:value-type="string">
            <text:p>Lev V. Utkin, Egor D. Satyukov, Andrei V. Konstantinov 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 82</text:p>
          </table:table-cell>
          <table:table-cell office:value-type="string" calcext:value-type="string">
            <text:p>N/A (No Especificado) (Estudio metodológico) 83</text:p>
          </table:table-cell>
          <table:table-cell office:value-type="string" calcext:value-type="string">
            <text:p>Proponer "SurvNAM", una modificación de "Neural Additive Model (NAM)" para explicar predicciones de modelos "black-box" de supervivencia. 84</text:p>
          </table:table-cell>
          <table:table-cell office:value-type="string" calcext:value-type="string">
            <text:p>(Metodológico) Covariables, Tiempo hasta el evento, Censura. (Usa datasets benchmark: GBSG2, MGUS2, Melanoma, Stanford2, Veteran). 85858585</text:p>
          </table:table-cell>
          <table:table-cell office:value-type="string" calcext:value-type="string">
            <text:p>Neural Additive Model (NAM), Generalized Additive Models (GAMs), Cox-PH, RSF (como modelo a explicar) 868686868686868686</text:p>
          </table:table-cell>
          <table:table-cell office:value-type="string" calcext:value-type="string">
            <text:p>Mencionado pero Privado 87878787878787878787878787878787878787878787878787</text:p>
          </table:table-cell>
          <table:table-cell office:value-type="string" calcext:value-type="string">
            <text:p>N/A (No Especificado) (Metodológico: C-index de SurvNAM (0.731) es comparable al de RSF (0.725) en dataset Veteran). 88</text:p>
          </table:table-cell>
          <table:table-cell office:value-type="string" calcext:value-type="string">
            <text:p>5 (Alta). Justificación: Metodología (SurvNAM) para interpretar modelos de supervivencia (como RSF) que predicen el tiempo hasta un evento.</text:p>
          </table:table-cell>
        </table:table-row>
        <table:table-row table:style-name="ro5">
          <table:table-cell office:value-type="string" calcext:value-type="string">
            <text:p>2003.08371v1.pdf</text:p>
          </table:table-cell>
          <table:table-cell office:value-type="string" calcext:value-type="string">
            <text:p>N/A (No Especificado) (arXiv:2003.08371)</text:p>
          </table:table-cell>
          <table:table-cell office:value-type="string" calcext:value-type="string">
            <text:p>SurvLIME: A method for explaining machine learning survival models</text:p>
          </table:table-cell>
          <table:table-cell office:value-type="string" calcext:value-type="string">
            <text:p>Maxim S. Kovalev, Lev V. Utkin, Ernest M. Kasimo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, Explainable AI</text:p>
          </table:table-cell>
          <table:table-cell office:value-type="string" calcext:value-type="string">
            <text:p>N/A (No Especificado) (Estudio metodológico)</text:p>
          </table:table-cell>
          <table:table-cell office:value-type="string" calcext:value-type="string">
            <text:p>Proponer "SurvLIME", un método para explicar modelos de ML de supervivencia (ej. RSF) usando el modelo Cox como aproximador local.</text:p>
          </table:table-cell>
          <table:table-cell office:value-type="string" calcext:value-type="string">
            <text:p>(Metodológico) Covariables, Tiempo hasta el evento, Censura. (Usa datasets benchmark como LUNG, PBC).</text:p>
          </table:table-cell>
          <table:table-cell office:value-type="string" calcext:value-type="string">
            <text:p>Cox Proportional Hazards Model, Random Survival Forests (RSFs) (como modelos a explicar)</text:p>
          </table:table-cell>
          <table:table-cell office:value-type="string" calcext:value-type="string">
            <text:p>Mencionado pero Privado (Usa paquetes R estándar)</text:p>
          </table:table-cell>
          <table:table-cell office:value-type="string" calcext:value-type="string">
            <text:p>N/A (No Especificado) (Metodológico: El método aproxima eficazmente las funciones de supervivencia de los modelos black-box).</text:p>
          </table:table-cell>
          <table:table-cell office:value-type="string" calcext:value-type="string">
            <text:p>5 (Alta). Justificación: Metodología (SurvLIME) para interpretar modelos de supervivencia (como RSF) que predicen el tiempo hasta un evento.</text:p>
          </table:table-cell>
        </table:table-row>
        <table:table-row table:style-name="ro7">
          <table:table-cell office:value-type="string" calcext:value-type="string">
            <text:p>s12911-025-02951-7.pdf</text:p>
          </table:table-cell>
          <table:table-cell office:value-type="string" calcext:value-type="string">
            <text:p>10.1186/s12911-025-02951-7</text:p>
          </table:table-cell>
          <table:table-cell office:value-type="string" calcext:value-type="string">
            <text:p>Survival analysis using machine learning in transplantation: a practical introduction</text:p>
          </table:table-cell>
          <table:table-cell office:value-type="string" calcext:value-type="string">
            <text:p>Andrea Garcia-Lopez, Maritza Jiménez-Gómez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Bioestadística, Medicina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Proveer una introducción práctica y guía para aplicar Random Survival Forest (RSF) en análisis de supervivencia.</text:p>
          </table:table-cell>
          <table:table-cell office:value-type="string" calcext:value-type="string">
            <text:p>(Metodológico) Time-to-event, Censoring, Hyperparameter tuning.</text:p>
          </table:table-cell>
          <table:table-cell office:value-type="string" calcext:value-type="string">
            <text:p>Random Survival Forest (RSF).</text:p>
          </table:table-cell>
          <table:table-cell office:value-type="string" calcext:value-type="string">
            <text:p>Mencionado pero Privado (Datos simulados)</text:p>
          </table:table-cell>
          <table:table-cell office:value-type="string" calcext:value-type="string">
            <text:p>C-index, Integrated Brier Score (IBS), Time-dependent AUC.</text:p>
          </table:table-cell>
          <table:table-cell office:value-type="string" calcext:value-type="string">
            <text:p>5 (Alta). Justificación: Guía metodológica práctica de alto nivel sobre cómo implementar y evaluar Random Survival Forest (RSF) para análisis de supervivencia.</text:p>
          </table:table-cell>
        </table:table-row>
        <table:table-row table:style-name="ro5">
          <table:table-cell office:value-type="string" calcext:value-type="string">
            <text:p>cancers-12-02802-v2.pdf</text:p>
          </table:table-cell>
          <table:table-cell office:value-type="string" calcext:value-type="string">
            <text:p>10.3390/cancers12102802</text:p>
          </table:table-cell>
          <table:table-cell office:value-type="string" calcext:value-type="string">
            <text:p>Machine Learning for Survival Analysis: A Case Study on Non-Small Cell Lung Cancer</text:p>
          </table:table-cell>
          <table:table-cell office:value-type="string" calcext:value-type="string">
            <text:p>Dominik G. Grimm, Taygun E. G. B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Biología Computacional</text:p>
          </table:table-cell>
          <table:table-cell office:value-type="string" calcext:value-type="string">
            <text:p>N/A (No Especificado) (Usa dataset TCGA de EEUU)</text:p>
          </table:table-cell>
          <table:table-cell office:value-type="string" calcext:value-type="string">
            <text:p>Comparar modelos de ML (incluyendo Deep Learning) con el modelo Cox para predicción de supervivencia en cáncer.</text:p>
          </table:table-cell>
          <table:table-cell office:value-type="string" calcext:value-type="string">
            <text:p>Overall Survival (time), Censoring, Clinical data (Age, Gender, Stage), Gene expression data (7129 features).</text:p>
          </table:table-cell>
          <table:table-cell office:value-type="string" calcext:value-type="string">
            <text:p>Cox-PH, Penalized Cox (Lasso, Ridge), Random Survival Forest (RSF), Survival SVM, DeepSurv, NN-AFT.</text:p>
          </table:table-cell>
          <table:table-cell office:value-type="string" calcext:value-type="string">
            <text:p>Compartido (TCGA)</text:p>
          </table:table-cell>
          <table:table-cell office:value-type="string" calcext:value-type="string">
            <text:p>C-Index=0.64 (RSF); C-Index=0.63 (DeepSurv); C-Index=0.62 (Cox-Lasso).</text:p>
          </table:table-cell>
          <table:table-cell office:value-type="string" calcext:value-type="string">
            <text:p>5 (Alta). Justificación: Comparación directa de múltiples modelos ML (RSF, Deep Learning, AFT) vs. Cox para predicción de supervivencia.</text:p>
          </table:table-cell>
        </table:table-row>
        <table:table-row table:style-name="ro4">
          <table:table-cell office:value-type="string" calcext:value-type="string">
            <text:p>wei1992.pdf</text:p>
          </table:table-cell>
          <table:table-cell office:value-type="string" calcext:value-type="string">
            <text:p>10.1080/01621459.1992.10475207</text:p>
          </table:table-cell>
          <table:table-cell office:value-type="string" calcext:value-type="string">
            <text:p>THE ACCELERATED FAILURE TIME MODEL: A USEFUL ALTERNATIVE TO THE COX REGRESSION MODEL IN SURVIVAL ANALYSIS</text:p>
          </table:table-cell>
          <table:table-cell office:value-type="string" calcext:value-type="string">
            <text:p>L. J. We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ística, Metodología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Revisar y proponer el modelo "Accelerated Failure Time (AFT)" como una alternativa útil al modelo de Cox (CPH) para análisis de supervivencia.</text:p>
          </table:table-cell>
          <table:table-cell office:value-type="string" calcext:value-type="string">
            <text:p>(Metodológico) Time-to-event, Covariates, Censoring.</text:p>
          </table:table-cell>
          <table:table-cell office:value-type="string" calcext:value-type="string">
            <text:p>Accelerated Failure Time (AFT), Cox Proportional Hazards (CPH)</text:p>
          </table:table-cell>
          <table:table-cell office:value-type="string" calcext:value-type="string">
            <text:p>N/A (Metodológico)</text:p>
          </table:table-cell>
          <table:table-cell office:value-type="string" calcext:value-type="string">
            <text:p>N/A (No Especificado).</text:p>
          </table:table-cell>
          <table:table-cell office:value-type="string" calcext:value-type="string">
            <text:p>5 (Alta). Justificación: Artículo metodológico fundamental que introduce el modelo AFT, una alternativa clave al Cox-PH para el análisis de supervivencia.</text:p>
          </table:table-cell>
        </table:table-row>
        <table:table-row table:style-name="ro10">
          <table:table-cell office:value-type="string" calcext:value-type="string">
            <text:p>09762923.pdf</text:p>
          </table:table-cell>
          <table:table-cell office:value-type="string" calcext:value-type="string">
            <text:p>10.1109/ACCESS.2022.3170421 1</text:p>
          </table:table-cell>
          <table:table-cell office:value-type="string" calcext:value-type="string">
            <text:p>Predicting Student Employability Through the Internship Context Using Gradient Boosting Models 2</text:p>
          </table:table-cell>
          <table:table-cell office:value-type="string" calcext:value-type="string">
            <text:p>Oumaima Saidani, Leila Jamel Menzli, Amel Ksibi, Nazik Alturki, Ala Saleh Alluhaidan 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Systems (IS) 4</text:p>
          </table:table-cell>
          <table:table-cell office:value-type="string" calcext:value-type="string">
            <text:p>Saudi Arabia 5</text:p>
          </table:table-cell>
          <table:table-cell office:value-type="string" calcext:value-type="string">
            <text:p>Predecir la empleabilidad del estudiante (status) basándose en el contexto de la pasantía, usando clasificadores Gradient Boosting. 6</text:p>
          </table:table-cell>
          <table:table-cell office:value-type="string" calcext:value-type="string">
            <text:p>Student context (GPA, LinkedIn, Certificates), Internship context (Grade, Duration, Field, Satisfaction, Job Offer), Target: Emp_Status (Employed, Unemployed, etc.). 777777777</text:p>
          </table:table-cell>
          <table:table-cell office:value-type="string" calcext:value-type="string">
            <text:p>XGBoost, CatBoost, LightGBM (LGBM) 8</text:p>
          </table:table-cell>
          <table:table-cell office:value-type="string" calcext:value-type="string">
            <text:p>Mencionado pero Privado 9</text:p>
          </table:table-cell>
          <table:table-cell office:value-type="string" calcext:value-type="string">
            <text:p>Accuracy=77.53% (LGBM). (Internship context (Acc=76%) &gt; Student context (Acc=51%)). 10101010</text:p>
          </table:table-cell>
          <table:table-cell office:value-type="string" calcext:value-type="string">
            <text:p>4 (Alta). Justificación: Utiliza ML (XGBoost/LGBM) para predecir el estado de empleo (categórico) de graduados STEM (IS).</text:p>
          </table:table-cell>
        </table:table-row>
        <table:table-row table:style-name="ro3">
          <table:table-cell office:value-type="string" calcext:value-type="string">
            <text:p>Oxidative Medicine and Cellular Longevity...pdf</text:p>
          </table:table-cell>
          <table:table-cell office:value-type="string" calcext:value-type="string">
            <text:p>10.1155/2021/6698656</text:p>
          </table:table-cell>
          <table:table-cell office:value-type="string" calcext:value-type="string">
            <text:p>Methods to Analyze Time-to-Event Data: The Cox Regression Model</text:p>
          </table:table-cell>
          <table:table-cell office:value-type="string" calcext:value-type="string">
            <text:p>Shimaa M. Abd ElHafeez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a, Bioestadística</text:p>
          </table:table-cell>
          <table:table-cell office:value-type="string" calcext:value-type="string">
            <text:p>N/A (No Especificado) (Revisión Metodológica)</text:p>
          </table:table-cell>
          <table:table-cell office:value-type="string" calcext:value-type="string">
            <text:p>Revisar y explicar el modelo de Regresión de Cox (CPH) para analizar datos de tiempo-hasta-evento (supervivencia).</text:p>
          </table:table-cell>
          <table:table-cell office:value-type="string" calcext:value-type="string">
            <text:p>(Metodológico) Time-to-event, Censoring, Hazard ratio, Covariates.</text:p>
          </table:table-cell>
          <table:table-cell office:value-type="string" calcext:value-type="string">
            <text:p>Cox Proportional Hazards (CPH)</text:p>
          </table:table-cell>
          <table:table-cell table:number-columns-repeated="2" office:value-type="string" calcext:value-type="string">
            <text:p>N/A (Revisión)</text:p>
          </table:table-cell>
          <table:table-cell office:value-type="string" calcext:value-type="string">
            <text:p>4 (Alta). Justificación: Revisión metodológica fundamental sobre el modelo Cox (CPH), clave para el análisis de supervivencia.</text:p>
          </table:table-cell>
        </table:table-row>
        <table:table-row table:style-name="ro4">
          <table:table-cell office:value-type="string" calcext:value-type="string">
            <text:p>et-04-2022-0144.pdf</text:p>
          </table:table-cell>
          <table:table-cell office:value-type="string" calcext:value-type="string">
            <text:p>10.1108/ET-04-2022-0144</text:p>
          </table:table-cell>
          <table:table-cell office:value-type="string" calcext:value-type="string">
            <text:p>Graduates’ employability prediction using data mining: a systematic literature review</text:p>
          </table:table-cell>
          <table:table-cell office:value-type="string" calcext:value-type="string">
            <text:p>Saheed A. G., Abd H. N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(Educación Superior)</text:p>
          </table:table-cell>
          <table:table-cell office:value-type="string" calcext:value-type="string">
            <text:p>N/A (Revisión de literatura)</text:p>
          </table:table-cell>
          <table:table-cell office:value-type="string" calcext:value-type="string">
            <text:p>Revisar sistemáticamente la literatura sobre el uso de minería de datos (DM) para predecir la empleabilidad de los graduados.</text:p>
          </table:table-cell>
          <table:table-cell office:value-type="string" calcext:value-type="string">
            <text:p>(Revisión) Identifica variables comunes: 'Academic' (CGPA), 'Demographic' (Gender), 'Soft skills'.</text:p>
          </table:table-cell>
          <table:table-cell office:value-type="string" calcext:value-type="string">
            <text:p>(Revisión) Identifica modelos comunes: Decision Tree, Naive Bayes, SVM, ANN.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Revisión). (Hallazgo: La mayoría de estudios predicen un estado binario (empleado/no) en lugar del tiempo).</text:p>
          </table:table-cell>
          <table:table-cell office:value-type="string" calcext:value-type="string">
            <text:p>4 (Alta). Justificación: Revisión de literatura (SLR) sobre el tema exacto del proyecto (predicción de empleabilidad con ML), identificando variables y modelos clave.</text:p>
          </table:table-cell>
        </table:table-row>
        <table:table-row table:style-name="ro3">
          <table:table-cell office:value-type="string" calcext:value-type="string">
            <text:p>Contribution_565_a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oposing a C-Index Based Feature Selection Method for Survival Data</text:p>
          </table:table-cell>
          <table:table-cell office:value-type="string" calcext:value-type="string">
            <text:p>Abdullah M. Al-Anazi, Mourad M. H. Aw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Survival Analysis</text:p>
          </table:table-cell>
          <table:table-cell office:value-type="string" calcext:value-type="string">
            <text:p>N/A (No Especificado) (Metodológico)</text:p>
          </table:table-cell>
          <table:table-cell office:value-type="string" calcext:value-type="string">
            <text:p>Proponer un método de selección de características (feature selection) basado en el C-index para datos de supervivencia.</text:p>
          </table:table-cell>
          <table:table-cell office:value-type="string" calcext:value-type="string">
            <text:p>(Metodológico) Usa C-index para rankear features.</text:p>
          </table:table-cell>
          <table:table-cell office:value-type="string" calcext:value-type="string">
            <text:p>Cox-PH, Random Survival Forest (RSF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El método propuesto mejora el C-index del modelo RSF en comparación con otros métodos de feature selection.</text:p>
          </table:table-cell>
          <table:table-cell office:value-type="string" calcext:value-type="string">
            <text:p>4 (Alta). Justificación: Relevante metodológicamente. Aborda la selección de variables (features) para modelos de supervivencia (RSF, Cox).</text:p>
          </table:table-cell>
        </table:table-row>
        <table:table-row table:style-name="ro8">
          <table:table-cell office:value-type="string" calcext:value-type="string">
            <text:p>What-Makes-a-Program-Good...pdf</text:p>
          </table:table-cell>
          <table:table-cell office:value-type="string" calcext:value-type="string">
            <text:p>N/A (No Especificado) (World Bank Policy Research)</text:p>
          </table:table-cell>
          <table:table-cell office:value-type="string" calcext:value-type="string">
            <text:p>What Makes a Program Good? Evidence from Short-Cycle Higher Education Programs in Five Developing Countries</text:p>
          </table:table-cell>
          <table:table-cell office:value-type="string" calcext:value-type="string">
            <text:p>Lelys Dinarte Diaz, Maria Marta Ferreyra, Sergio Urzua, Marina Bass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gramas de ciclo corto (Incl. STEM)</text:p>
          </table:table-cell>
          <table:table-cell office:value-type="string" calcext:value-type="string">
            <text:p>América Latina (Brasil, Colombia, Rep. Dominicana, Ecuador, Perú)</text:p>
          </table:table-cell>
          <table:table-cell office:value-type="string" calcext:value-type="string">
            <text:p>Explorar la relación entre las prácticas del programa (determinantes de calidad) y los resultados académicos y laborales de los estudiantes.</text:p>
          </table:table-cell>
          <table:table-cell office:value-type="string" calcext:value-type="string">
            <text:p>% tiempo empleado (Target), Salario (Target), Calidad (currículum, infraestructura, facultad), Campo de estudio (STEM/No-STEM).</text:p>
          </table:table-cell>
          <table:table-cell office:value-type="string" calcext:value-type="string">
            <text:p>Machine Learning (para selección de variables), Shapley-Owen decomposition</text:p>
          </table:table-cell>
          <table:table-cell office:value-type="string" calcext:value-type="string">
            <text:p>Mencionado pero Privado (Datos admin. de Ecuador)</text:p>
          </table:table-cell>
          <table:table-cell office:value-type="string" calcext:value-type="string">
            <text:p>N/A (No Especificado). (Descomposición R² muestra que el campo de estudio explica gran parte de la varianza en salarios).</text:p>
          </table:table-cell>
          <table:table-cell office:value-type="string" calcext:value-type="string">
            <text:p>4 (Alta). Justificación: Muy relevante por usar datos de Ecuador (graduados) y ML. El target es "% tiempo empleado", que es un proxy, pero no el tiempo-hasta-el-empleo.</text:p>
          </table:table-cell>
        </table:table-row>
        <table:table-row table:style-name="ro8">
          <table:table-cell office:value-type="string" calcext:value-type="string">
            <text:p>carrasco-tenezaca2022.pdf</text:p>
          </table:table-cell>
          <table:table-cell office:value-type="string" calcext:value-type="string">
            <text:p>10.26512/cstech.v28i1.38531</text:p>
          </table:table-cell>
          <table:table-cell office:value-type="string" calcext:value-type="string">
            <text:p>Modelo predictivo para la deserción estudiantil universitaria usando técnicas de inteligencia artificial</text:p>
          </table:table-cell>
          <table:table-cell office:value-type="string" calcext:value-type="string">
            <text:p>Diego Carrasco-Tenezaca, Luis Serpa-Andrade, et al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Aplicado a Ing. de Software, Comunicación, Derecho)</text:p>
          </table:table-cell>
          <table:table-cell table:style-name="ce1" office:value-type="string" calcext:value-type="string">
            <text:p>Ecuador (Universidad de Cuenca)</text:p>
          </table:table-cell>
          <table:table-cell office:value-type="string" calcext:value-type="string">
            <text:p>Desarrollar un modelo predictivo para la deserción estudiantil en la Universidad de Cuenca.</text:p>
          </table:table-cell>
          <table:table-cell office:value-type="string" calcext:value-type="string">
            <text:p>Target (Desertor/No Desertor), Datos socioeconómicos, Historial académico (notas, créditos), Beca, Tipo de colegio.</text:p>
          </table:table-cell>
          <table:table-cell office:value-type="string" calcext:value-type="string">
            <text:p>Artificial Neural Network (ANN), SVM, Random Forest (RF), Naive Bayes, k-NN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82.7% (ANN); Accuracy=82.5% (SVM); Accuracy=82.3% (RF).</text:p>
          </table:table-cell>
          <table:table-cell office:value-type="string" calcext:value-type="string">
            <text:p>4 (Alta). Justificación: Muy relevante por ser de Ecuador y usar ML en estudiantes. El target es clasificación (deserción), no duración, pero las features son muy similares.</text:p>
          </table:table-cell>
        </table:table-row>
        <table:table-row table:style-name="ro7">
          <table:table-cell office:value-type="string" calcext:value-type="string">
            <text:p>32164-76444-1-PB.pdf</text:p>
          </table:table-cell>
          <table:table-cell office:value-type="string" calcext:value-type="string">
            <text:p>10.11591/ijere.v14i3.32164 21</text:p>
          </table:table-cell>
          <table:table-cell office:value-type="string" calcext:value-type="string">
            <text:p>Employability of Latin honor graduate in a state university in the Philippines 22</text:p>
          </table:table-cell>
          <table:table-cell office:value-type="string" calcext:value-type="string">
            <text:p>Emelyn Rico-Villanueva, Kim Jemar F. Falo, Annabelle Fampo-Ida, et al. 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tion (Mathematics, Biological Science), Information Technology, Financial Management, Business Administration. 24</text:p>
          </table:table-cell>
          <table:table-cell office:value-type="string" calcext:value-type="string">
            <text:p>Philippines 25</text:p>
          </table:table-cell>
          <table:table-cell office:value-type="string" calcext:value-type="string">
            <text:p>Analizar la empleabilidad y trayectorias de carrera de graduados con honores (2015-2022), identificando factores que afectan su éxito. 26262626</text:p>
          </table:table-cell>
          <table:table-cell office:value-type="string" calcext:value-type="string">
            <text:p>Target: Employment Status (Yes/No, Tenured/non-tenured), Demographic Profile, Latin Honor, Eligibility (Board Passer), Income, Advanced Education. 27272727</text:p>
          </table:table-cell>
          <table:table-cell office:value-type="string" calcext:value-type="string">
            <text:p>Binary Logistic Regression 282828282828282828</text:p>
          </table:table-cell>
          <table:table-cell office:value-type="string" calcext:value-type="string">
            <text:p>Mencionado pero Privado 29</text:p>
          </table:table-cell>
          <table:table-cell office:value-type="string" calcext:value-type="string">
            <text:p>Nagelkerke R²=0.392. Factores sig. para empleo regular: Board passer (p=0.023), Advanced education (p=0.016). 303030303030303030</text:p>
          </table:table-cell>
          <table:table-cell office:value-type="string" calcext:value-type="string">
            <text:p>4 (Alta). Justificación: Modela la empleabilidad (estado binario) de graduados STEM (IT, Math, Science) usando regresión logística.</text:p>
          </table:table-cell>
        </table:table-row>
        <table:table-row table:style-name="ro4">
          <table:table-cell office:value-type="string" calcext:value-type="string">
            <text:p>barrera-guarderas-et-al-2020...ecuadorian.pdf</text:p>
          </table:table-cell>
          <table:table-cell office:value-type="string" calcext:value-type="string">
            <text:p>10.1186/s12902-020-00624-9</text:p>
          </table:table-cell>
          <table:table-cell office:value-type="string" calcext:value-type="string">
            <text:p>Peripheral artery disease in type 2 diabetes mellitus: survival analysis of an Ecuadorian cohort...</text:p>
          </table:table-cell>
          <table:table-cell office:value-type="string" calcext:value-type="string">
            <text:p>Pedro Barrera-Guarderas, Israel G. B. L. G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a (Diabetes) (Metodología Estadística)</text:p>
          </table:table-cell>
          <table:table-cell table:style-name="ce1" office:value-type="string" calcext:value-type="string">
            <text:p>Ecuador</text:p>
          </table:table-cell>
          <table:table-cell office:value-type="string" calcext:value-type="string">
            <text:p>Determinar la incidencia y predictores de mortalidad en pacientes ecuatorianos con diabetes tipo 2.</text:p>
          </table:table-cell>
          <table:table-cell office:value-type="string" calcext:value-type="string">
            <text:p>Time-to-death, Censoring, Age, Sex, BMI, Hypertension, Smoking, Glycated hemoglobin (HbA1c).</text:p>
          </table:table-cell>
          <table:table-cell office:value-type="string" calcext:value-type="string">
            <text:p>Kaplan-Meier, Cox Proportional Hazards (CPH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rtalidad a 5 años fue 21.1%. Predictores sig.: Edad (HR=1.05), HbA1c &gt; 9.0% (HR=2.16).</text:p>
          </table:table-cell>
          <table:table-cell office:value-type="string" calcext:value-type="string">
            <text:p>4 (Alta). Justificación: Metodología (Survival Analysis - Cox) aplicada a una cohorte de Ecuador. Dominio no-STEM, pero alta relevancia geográfica y metodológica.</text:p>
          </table:table-cell>
        </table:table-row>
        <table:table-row table:style-name="ro3">
          <table:table-cell office:value-type="string" calcext:value-type="string">
            <text:p>PIIS120197122030285X.pdf</text:p>
          </table:table-cell>
          <table:table-cell office:value-type="string" calcext:value-type="string">
            <text:p>10.1016/j.ijid.2020.04.032</text:p>
          </table:table-cell>
          <table:table-cell office:value-type="string" calcext:value-type="string">
            <text:p>Survival analysis of time to death in patients with COVID-19 in Iran...</text:p>
          </table:table-cell>
          <table:table-cell office:value-type="string" calcext:value-type="string">
            <text:p>M. S., H. G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a, Bioestadística</text:p>
          </table:table-cell>
          <table:table-cell office:value-type="string" calcext:value-type="string">
            <text:p>Irán</text:p>
          </table:table-cell>
          <table:table-cell office:value-type="string" calcext:value-type="string">
            <text:p>Analizar el tiempo hasta la muerte en pacientes con COVID-19 e identificar factores pronósticos.</text:p>
          </table:table-cell>
          <table:table-cell office:value-type="string" calcext:value-type="string">
            <text:p>Time-to-death, Censoring, Age, Sex, Chronic diseases, Clinical symptoms.</text:p>
          </table:table-cell>
          <table:table-cell office:value-type="string" calcext:value-type="string">
            <text:p>Modelos de Duración (Supervivencia): Kaplan-Meier, Cox-PH, AFT (Log-normal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AFT Log-normal fue el mejor. (Factores sig.: Edad, Sexo masculino, Enfermedad crónica).</text:p>
          </table:table-cell>
          <table:table-cell office:value-type="string" calcext:value-type="string">
            <text:p>4 (Alta). Justificación: Metodología (AFT, Cox) idéntica a la necesaria para el proyecto (tiempo-hasta-evento), aunque en dominio médico.</text:p>
          </table:table-cell>
        </table:table-row>
        <table:table-row table:style-name="ro3">
          <table:table-cell office:value-type="string" calcext:value-type="string">
            <text:p>B5.pdf</text:p>
          </table:table-cell>
          <table:table-cell office:value-type="string" calcext:value-type="string">
            <text:p>10.1155/2016/4035689</text:p>
          </table:table-cell>
          <table:table-cell office:value-type="string" calcext:value-type="string">
            <text:p>Survival Analysis of Patients on Maintenance Hemodialysis</text:p>
          </table:table-cell>
          <table:table-cell office:value-type="string" calcext:value-type="string">
            <text:p>Rasha I. O. Al-Rawi, A. H. M. R. Imon, K. M. ArK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a (Hemodiálisis) (Metodología Estadística)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Analizar el tiempo de supervivencia de pacientes en hemodiálisis e identificar factores de riesgo.</text:p>
          </table:table-cell>
          <table:table-cell office:value-type="string" calcext:value-type="string">
            <text:p>Survival time (months), Censoring status, Age, Gender, Education, Co-morbidities (Diabetes, Hypertension, etc.).</text:p>
          </table:table-cell>
          <table:table-cell office:value-type="string" calcext:value-type="string">
            <text:p>Modelos de Duración: Cox Proportional Hazards (CPH), AFT (Weibull, Log-normal, Log-logistic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Modelo Log-normal (AFT) fue el mejor (AIC=710.02). Edad y Diabetes fueron factores de riesgo significativos.</text:p>
          </table:table-cell>
          <table:table-cell office:value-type="string" calcext:value-type="string">
            <text:p>4 (Alta). Justificación: Metodología (AFT, Cox) idéntica a la necesaria para el proyecto (tiempo-hasta-evento), aunque en dominio médico.</text:p>
          </table:table-cell>
        </table:table-row>
        <table:table-row table:style-name="ro7">
          <table:table-cell office:value-type="string" calcext:value-type="string">
            <text:p>RUJEC_article_128611_en_1.pdf</text:p>
          </table:table-cell>
          <table:table-cell office:value-type="string" calcext:value-type="string">
            <text:p>10.32609/j.ruje.10.128611</text:p>
          </table:table-cell>
          <table:table-cell office:value-type="string" calcext:value-type="string">
            <text:p>Machine learning algorithms for predicting unemployment duration in Russia</text:p>
          </table:table-cell>
          <table:table-cell office:value-type="string" calcext:value-type="string">
            <text:p>Anna A. Maigu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(Datos de centros de empleo)</text:p>
          </table:table-cell>
          <table:table-cell office:value-type="string" calcext:value-type="string">
            <text:p>Rusia</text:p>
          </table:table-cell>
          <table:table-cell office:value-type="string" calcext:value-type="string">
            <text:p>Usar modelos de supervivencia (ML) para predecir la duración del desempleo (no específicamente graduados).</text:p>
          </table:table-cell>
          <table:table-cell office:value-type="string" calcext:value-type="string">
            <text:p>Unemployment duration (días), Censoring (employed=1/0), Age, Gender, Education level, Region.</text:p>
          </table:table-cell>
          <table:table-cell office:value-type="string" calcext:value-type="string">
            <text:p>Modelos de Duración: Cox Proportional Hazards (CPH), Non-Proportional Hazards Models (ML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C-index = 0.64</text:p>
          </table:table-cell>
          <table:table-cell office:value-type="string" calcext:value-type="string">
            <text:p>4 (Alta). Justificación: Aplica modelos de supervivencia (Cox, ML) para predecir la duración del desempleo. No son graduados STEM, pero la metodología es muy relevante.</text:p>
          </table:table-cell>
        </table:table-row>
        <table:table-row table:style-name="ro4">
          <table:table-cell office:value-type="string" calcext:value-type="string">
            <text:p>journal.pone.0318167.pdf (y duplicado)</text:p>
          </table:table-cell>
          <table:table-cell office:value-type="string" calcext:value-type="string">
            <text:p>10.1371/journal.pone.0318167</text:p>
          </table:table-cell>
          <table:table-cell office:value-type="string" calcext:value-type="string">
            <text:p>Predicting computer engineering students’ academic performance and employability using machine learning techniques</text:p>
          </table:table-cell>
          <table:table-cell office:value-type="string" calcext:value-type="string">
            <text:p>Muhammad F. A., Siti Z. M. D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edecir el rendimiento académico (CPA) y la empleabilidad (estado) de los estudiantes de ingeniería informática usando ML.</text:p>
          </table:table-cell>
          <table:table-cell office:value-type="string" calcext:value-type="string">
            <text:p>Demographic, Pre-university results (Matriculation, Diploma), Academic (CPA-S1, S2, S3), Target (CPA, Employability Status).</text:p>
          </table:table-cell>
          <table:table-cell office:value-type="string" calcext:value-type="string">
            <text:p>Decision Tree (DT), SVM, Naive Bayes (NB), k-NN, Random Forest (RF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Employability Prediction: Accuracy=96.77% (Random Forest).</text:p>
          </table:table-cell>
          <table:table-cell office:value-type="string" calcext:value-type="string">
            <text:p>4 (Alta). Justificación: Aplica ML (RF) a graduados STEM (Ing. Comp.). El target es la clasificación (empleable/no), no el tiempo, pero es muy relevante.</text:p>
          </table:table-cell>
        </table:table-row>
        <table:table-row table:style-name="ro3">
          <table:table-cell office:value-type="string" calcext:value-type="string">
            <text:p>PIIS2589537025000045.pdf</text:p>
          </table:table-cell>
          <table:table-cell office:value-type="string" calcext:value-type="string">
            <text:p>10.1016/j.devcs.2024.100140</text:p>
          </table:table-cell>
          <table:table-cell office:value-type="string" calcext:value-type="string">
            <text:p>Predicting graduate employability in computer science using machine learning</text:p>
          </table:table-cell>
          <table:table-cell office:value-type="string" calcext:value-type="string">
            <text:p>A. A., R. J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ecir la empleabilidad (estado) de los graduados de Ciencias de la Computación usando ML.</text:p>
          </table:table-cell>
          <table:table-cell office:value-type="string" calcext:value-type="string">
            <text:p>Gender, CGPA, Field of Interest, Programming Skills, Soft Skills, Target (Employability Status).</text:p>
          </table:table-cell>
          <table:table-cell office:value-type="string" calcext:value-type="string">
            <text:p>Logistic Regression, k-NN, SVM, Naive Bayes, Random Forest, Gradient Boosting (XGBoost).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Accuracy=92.3% (Random Forest).</text:p>
          </table:table-cell>
          <table:table-cell office:value-type="string" calcext:value-type="string">
            <text:p>4 (Alta). Justificación: Aplica ML (RF, XGBoost) a graduados STEM (CS). El target es clasificación (empleable/no), no el tiempo.</text:p>
          </table:table-cell>
        </table:table-row>
        <table:table-row table:style-name="ro4">
          <table:table-cell office:value-type="string" calcext:value-type="string">
            <text:p>s41870-024-01818-w.pdf</text:p>
          </table:table-cell>
          <table:table-cell office:value-type="string" calcext:value-type="string">
            <text:p>10.1007/s41870-024-01818-w</text:p>
          </table:table-cell>
          <table:table-cell office:value-type="string" calcext:value-type="string">
            <text:p>Customized support vector machine for predicting the employability of students pursuing engineering</text:p>
          </table:table-cell>
          <table:table-cell office:value-type="string" calcext:value-type="string">
            <text:p>Suja Jayachandran, Bharti Jos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N/A (No Especificado) (Autores de India)</text:p>
          </table:table-cell>
          <table:table-cell office:value-type="string" calcext:value-type="string">
            <text:p>Predecir la empleabilidad (estado) de estudiantes de ingeniería usando SVM y un método de selección de features (TLBO).</text:p>
          </table:table-cell>
          <table:table-cell office:value-type="string" calcext:value-type="string">
            <text:p>Academic factors (GPA), Socio-demographic factors (Gender, etc.), Target (Employability Status).</text:p>
          </table:table-cell>
          <table:table-cell office:value-type="string" calcext:value-type="string">
            <text:p>SVM, Random Forest, Decision Tree, k-NN, Gradient Boosting, AdaBoosting, XGBoost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74.37% (SVM).</text:p>
          </table:table-cell>
          <table:table-cell office:value-type="string" calcext:value-type="string">
            <text:p>4 (Alta). Justificación: Aplica ML (RF, XGBoost, SVM) a graduados STEM (Ingeniería). El target es clasificación (empleable/no), no el tiempo.</text:p>
          </table:table-cell>
        </table:table-row>
        <table:table-row table:style-name="ro8">
          <table:table-cell office:value-type="string" calcext:value-type="string">
            <text:p>karimipina2021-final.pdf</text:p>
          </table:table-cell>
          <table:table-cell office:value-type="string" calcext:value-type="string">
            <text:p>10.5220/0010710600003058</text:p>
          </table:table-cell>
          <table:table-cell office:value-type="string" calcext:value-type="string">
            <text:p>Educational Data Mining: Prediction of Employability of Computer Engineering Graduates</text:p>
          </table:table-cell>
          <table:table-cell office:value-type="string" calcext:value-type="string">
            <text:p>Arash Karimi P., Fatemeh A., Mohammad K. S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Engineering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ecir la empleabilidad (estado) de los graduados de Ingeniería Informática.</text:p>
          </table:table-cell>
          <table:table-cell office:value-type="string" calcext:value-type="string">
            <text:p>Gender, Marital Status, Diploma Type, GPA (High School), GPA (University), Military Service, Skills (Programming, DB, etc.), Target (Employed/Unemployed).</text:p>
          </table:table-cell>
          <table:table-cell office:value-type="string" calcext:value-type="string">
            <text:p>Decision Tree (C4.5), SVM, k-NN, Naive Bayes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95.00% (Decision Tree C4.5).</text:p>
          </table:table-cell>
          <table:table-cell office:value-type="string" calcext:value-type="string">
            <text:p>4 (Alta). Justificación: Aplica ML (DT) a graduados STEM (Ing. Comp.). El target es clasificación (empleado/no), no el tiempo.</text:p>
          </table:table-cell>
        </table:table-row>
        <table:table-row table:style-name="ro2">
          <table:table-cell office:value-type="string" calcext:value-type="string">
            <text:p>JPT_10_sakeenah+reza_5_3008.pdf</text:p>
          </table:table-cell>
          <table:table-cell office:value-type="string" calcext:value-type="string">
            <text:p>10.11113/jurnalteknologi.v84.17511</text:p>
          </table:table-cell>
          <table:table-cell office:value-type="string" calcext:value-type="string">
            <text:p>Predicting Employability of Computer Science Graduates Using Machine Learning Techniques</text:p>
          </table:table-cell>
          <table:table-cell office:value-type="string" calcext:value-type="string">
            <text:p>Sakeenah O. A., Reza M. A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ecir la empleabilidad (estado) de los graduados de Ciencias de la Computación usando ML.</text:p>
          </table:table-cell>
          <table:table-cell office:value-type="string" calcext:value-type="string">
            <text:p>Gender, Age, CGPA, Communication Skills, Leadership, Entrepreneurial Skills, Target (Employability Status).</text:p>
          </table:table-cell>
          <table:table-cell office:value-type="string" calcext:value-type="string">
            <text:p>Decision Tree (C4.5), SVM, Naive Bayes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84.34% (Decision Tree C4.5).</text:p>
          </table:table-cell>
          <table:table-cell office:value-type="string" calcext:value-type="string">
            <text:p>4 (Alta). Justificación: Aplica ML (DT) a graduados STEM (CS). El target es clasificación (empleable/no), no el tiempo.</text:p>
          </table:table-cell>
        </table:table-row>
        <table:table-row table:style-name="ro5">
          <table:table-cell office:value-type="string" calcext:value-type="string">
            <text:p>education-14-00864.pdf</text:p>
          </table:table-cell>
          <table:table-cell office:value-type="string" calcext:value-type="string">
            <text:p>10.3390/educsci14080864</text:p>
          </table:table-cell>
          <table:table-cell office:value-type="string" calcext:value-type="string">
            <text:p>Prediction of Career Choices among STEM Graduates Using Machine Learning Algorithms</text:p>
          </table:table-cell>
          <table:table-cell office:value-type="string" calcext:value-type="string">
            <text:p>Zulaiha Z. J., Siti S. A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M (Science, Technology, Engineering, Mathematics)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edecir la elección de carrera (STEM vs. no-STEM) de los graduados STEM usando algoritmos de ML.</text:p>
          </table:table-cell>
          <table:table-cell office:value-type="string" calcext:value-type="string">
            <text:p>Elección de carrera (Target: STEM/non-STEM), Perfil demográfico, Motivación, Percepción de habilidades, Entorno de aprendizaje.</text:p>
          </table:table-cell>
          <table:table-cell office:value-type="string" calcext:value-type="string">
            <text:p>Decision Tree (C4.5), SVM, Naive Bayes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96.17% (Decision Tree)</text:p>
          </table:table-cell>
          <table:table-cell office:value-type="string" calcext:value-type="string">
            <text:p>4 (Alta). Justificación: Aplica ML (Árboles de decisión) a graduados STEM. El target es la probabilidad de elegir carrera STEM, no el tiempo de inserción.</text:p>
          </table:table-cell>
        </table:table-row>
        <table:table-row table:style-name="ro3">
          <table:table-cell office:value-type="string" calcext:value-type="string">
            <text:p>Final+Article-Nita+Kaniadewi.pdf</text:p>
          </table:table-cell>
          <table:table-cell office:value-type="string" calcext:value-type="string">
            <text:p>10.29207/resti.v6i4.4140</text:p>
          </table:table-cell>
          <table:table-cell office:value-type="string" calcext:value-type="string">
            <text:p>Comparative analysis of C4.5 and CART algorithms for predicting graduate employability</text:p>
          </table:table-cell>
          <table:table-cell office:value-type="string" calcext:value-type="string">
            <text:p>Nita Kaniadewi, U. K., A. A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Comparar los algoritmos C4.5 y CART para predecir la empleabilidad (estado) de los graduados.</text:p>
          </table:table-cell>
          <table:table-cell office:value-type="string" calcext:value-type="string">
            <text:p>Employment Status (Target: Employed/Unemployed), Gender, GPA, Soft Skills (Leadership, Teamwork), Organizational Experience, Certification.</text:p>
          </table:table-cell>
          <table:table-cell office:value-type="string" calcext:value-type="string">
            <text:p>Decision Tree (C4.5, CART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88.75% (C4.5); Accuracy=87.50% (CART)</text:p>
          </table:table-cell>
          <table:table-cell office:value-type="string" calcext:value-type="string">
            <text:p>4 (Alta). Justificación: Aplica ML (Árboles de decisión) a graduados STEM (IS). El target es la clasificación (empleado/no), no el tiempo.</text:p>
          </table:table-cell>
        </table:table-row>
        <table:table-row table:style-name="ro3">
          <table:table-cell office:value-type="string" calcext:value-type="string">
            <text:p>fa66o8248932i7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iction of Graduate Employability Using Machine Learning</text:p>
          </table:table-cell>
          <table:table-cell office:value-type="string" calcext:value-type="string">
            <text:p>Nur N. A. R., Nur N. M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N/A (No Especificado) (Probablemente Malasia)</text:p>
          </table:table-cell>
          <table:table-cell office:value-type="string" calcext:value-type="string">
            <text:p>Predecir la empleabilidad (estado) de los graduados de Ciencias de la Computación usando ML.</text:p>
          </table:table-cell>
          <table:table-cell office:value-type="string" calcext:value-type="string">
            <text:p>Employment Status (Target: Employed/Unemployed), CGPA, Soft Skills, Communication Skills, Involvement (co-curricular).</text:p>
          </table:table-cell>
          <table:table-cell office:value-type="string" calcext:value-type="string">
            <text:p>Decision Tree (J48), Naive Bayes, Neural Network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96.6% (Decision Tree)</text:p>
          </table:table-cell>
          <table:table-cell office:value-type="string" calcext:value-type="string">
            <text:p>4 (Alta). Justificación: Aplica ML (Árboles de decisión) a graduados STEM (CS). El target es la clasificación (empleado/no), no el tiempo.</text:p>
          </table:table-cell>
        </table:table-row>
        <table:table-row table:style-name="ro3">
          <table:table-cell office:value-type="string" calcext:value-type="string">
            <text:p>norafiqahwanothman2020.pdf (Duplicado)</text:p>
          </table:table-cell>
          <table:table-cell office:value-type="string" calcext:value-type="string">
            <text:p>10.1088/1757-899X/769/1/012018</text:p>
          </table:table-cell>
          <table:table-cell office:value-type="string" calcext:value-type="string">
            <text:p>Employability Prediction Model using C4.5 Algorithm</text:p>
          </table:table-cell>
          <table:table-cell office:value-type="string" calcext:value-type="string">
            <text:p>Nor Afiqah Wan Othman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edecir la empleabilidad (estado) de los graduados de Ciencias de la Computación usando el algoritmo C4.5.</text:p>
          </table:table-cell>
          <table:table-cell office:value-type="string" calcext:value-type="string">
            <text:p>Employment Status (Target: Employed/Unemployed), CGPA, Programming Skills, Communication Skills, Gender, Project Grade.</text:p>
          </table:table-cell>
          <table:table-cell office:value-type="string" calcext:value-type="string">
            <text:p>Decision Tree (C4.5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 = 82.5%</text:p>
          </table:table-cell>
          <table:table-cell office:value-type="string" calcext:value-type="string">
            <text:p>4 (Alta). Justificación: Aplica ML (Árbol de decisión) a graduados STEM (CS). El target es clasificación (empleado/no), no el tiempo.</text:p>
          </table:table-cell>
        </table:table-row>
        <table:table-row table:style-name="ro3">
          <table:table-cell office:value-type="string" calcext:value-type="string">
            <text:p>Nor_Afiqah_Wan_Othman_2020...pdf (Duplicado)</text:p>
          </table:table-cell>
          <table:table-cell office:value-type="string" calcext:value-type="string">
            <text:p>10.1088/1757-899X/769/1/012018</text:p>
          </table:table-cell>
          <table:table-cell office:value-type="string" calcext:value-type="string">
            <text:p>Employability Prediction Model using C4.5 Algorithm</text:p>
          </table:table-cell>
          <table:table-cell office:value-type="string" calcext:value-type="string">
            <text:p>Nor Afiqah Wan Othman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Predecir la empleabilidad (estado) de los graduados de Ciencias de la Computación usando el algoritmo C4.5.</text:p>
          </table:table-cell>
          <table:table-cell office:value-type="string" calcext:value-type="string">
            <text:p>Employment Status (Target: Employed/Unemployed), CGPA, Programming Skills, Communication Skills, Gender, Project Grade.</text:p>
          </table:table-cell>
          <table:table-cell office:value-type="string" calcext:value-type="string">
            <text:p>Decision Tree (C4.5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 = 82.5%</text:p>
          </table:table-cell>
          <table:table-cell office:value-type="string" calcext:value-type="string">
            <text:p>4 (Alta). Justificación: Aplica ML (Árbol de decisión) a graduados STEM (CS). El target es clasificación (empleado/no), no el tiempo.</text:p>
          </table:table-cell>
        </table:table-row>
        <table:table-row table:style-name="ro8">
          <table:table-cell office:value-type="string" calcext:value-type="string">
            <text:p>1-s2.0-S0049089X24001145-main.pdf</text:p>
          </table:table-cell>
          <table:table-cell office:value-type="string" calcext:value-type="string">
            <text:p>10.1016/j.ssresearch.2024.103092</text:p>
          </table:table-cell>
          <table:table-cell office:value-type="string" calcext:value-type="string">
            <text:p>The STEM leaky pipeline at labor market entry in Spain: The role of job competition and social origin</text:p>
          </table:table-cell>
          <table:table-cell office:value-type="string" calcext:value-type="string">
            <text:p>Manuel T. Valdés, Heike Sol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M (Science, Technology, Engineering, Mathematics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xaminar si las graduadas STEM tienen menos probabilidad de seguir carreras STEM que los hombres, y el rol del mercado laboral y origen social.</text:p>
          </table:table-cell>
          <table:table-cell office:value-type="string" calcext:value-type="string">
            <text:p>Ocupación (STEM/no-STEM), Género, Cohorte (crisis/post-crisis), Origen social (Educación parental), Master, Beca, Estudios en extranjero.</text:p>
          </table:table-cell>
          <table:table-cell office:value-type="string" calcext:value-type="string">
            <text:p>Multinomial Logit Model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ME (Género) = -0.113 (Mujeres 11.3pp menos probables de tener primer empleo en STEM) . (Pseudo R2=0.029 ).</text:p>
          </table:table-cell>
          <table:table-cell office:value-type="string" calcext:value-type="string">
            <text:p>4 (Alta). Justificación: Analiza la inserción de graduados STEM (Ing/CS) usando regresión, aunque el target es la probabilidad de empleo STEM, no el tiempo.</text:p>
          </table:table-cell>
        </table:table-row>
        <table:table-row table:style-name="ro4">
          <table:table-cell office:value-type="string" calcext:value-type="string">
            <text:p>26 JSSH-8517-2021.pdf</text:p>
          </table:table-cell>
          <table:table-cell office:value-type="string" calcext:value-type="string">
            <text:p>10.47836/pjssh.30.4.26</text:p>
          </table:table-cell>
          <table:table-cell office:value-type="string" calcext:value-type="string">
            <text:p>Soft Skills and Graduate Employability: Evidence from Malaysian Tracer Study</text:p>
          </table:table-cell>
          <table:table-cell office:value-type="string" calcext:value-type="string">
            <text:p>Nora Mohd Basir, Yong Zulina Zubairi, Rohana Jani, Diana Abdul Waha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 &amp; Social Sciences, Sciences, Technical, ITC, Education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pear las "soft skills" de los graduados y su estado de empleabilidad (empleado/desempleado).</text:p>
          </table:table-cell>
          <table:table-cell office:value-type="string" calcext:value-type="string">
            <text:p>Employment status (target), gender, family income, field of study, MUET (English), CGPA, internship, soft skills (communication, teamwork, etc.).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77% . AUC=0.658 .</text:p>
          </table:table-cell>
          <table:table-cell office:value-type="string" calcext:value-type="string">
            <text:p>3 (Media). Justificación: Utiliza regresión logística para predecir la empleabilidad de graduados STEM, pero el target es binario (empleado/no), no el tiempo.</text:p>
          </table:table-cell>
        </table:table-row>
        <table:table-row table:style-name="ro3">
          <table:table-cell office:value-type="string" calcext:value-type="string">
            <text:p>sustainability-14-08883-v2.pdf</text:p>
          </table:table-cell>
          <table:table-cell office:value-type="string" calcext:value-type="string">
            <text:p>10.3390/su14148883</text:p>
          </table:table-cell>
          <table:table-cell office:value-type="string" calcext:value-type="string">
            <text:p>Research on the Current Situation of Employment Mobility and Retention Rate Predictions of "Double First-Class" University Graduates...</text:p>
          </table:table-cell>
          <table:table-cell office:value-type="string" calcext:value-type="string">
            <text:p>Yilin Zhao, Feng He, Ying Fe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"Double First-Class" University Graduates (General, incl. STEM)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Predecir la movilidad laboral y la tasa de retención de graduados universitarios de élite.</text:p>
          </table:table-cell>
          <table:table-cell office:value-type="string" calcext:value-type="string">
            <text:p>Retention (Target), Employment mobility (Target), Academic (GPA, rankings), Demographic (Gender, etc.).</text:p>
          </table:table-cell>
          <table:table-cell office:value-type="string" calcext:value-type="string">
            <text:p>Random Forest (RF), BP Neural Network (BPNN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96.1% (RF para Retención).</text:p>
          </table:table-cell>
          <table:table-cell office:value-type="string" calcext:value-type="string">
            <text:p>3 (Media). Justificación: Usa ML (RF, NN) en graduados, pero el target es clasificación (retención/movilidad), no tiempo de inserción.</text:p>
          </table:table-cell>
        </table:table-row>
        <table:table-row table:style-name="ro4">
          <table:table-cell office:value-type="string" calcext:value-type="string">
            <text:p>sustainability-11-02833-v3-1.pdf</text:p>
          </table:table-cell>
          <table:table-cell office:value-type="string" calcext:value-type="string">
            <text:p>10.3390/su11102833</text:p>
          </table:table-cell>
          <table:table-cell office:value-type="string" calcext:value-type="string">
            <text:p>Application of Machine Learning in Predicting Performance for Computer Engineering Students: A Case Study</text:p>
          </table:table-cell>
          <table:table-cell office:value-type="string" calcext:value-type="string">
            <text:p>Diego Buenaño-Fernández, David Gil, Sergio Luján-Mo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Engineering</text:p>
          </table:table-cell>
          <table:table-cell table:style-name="ce1" office:value-type="string" calcext:value-type="string">
            <text:p>Ecuador</text:p>
          </table:table-cell>
          <table:table-cell office:value-type="string" calcext:value-type="string">
            <text:p>Aplicar técnicas de ML para predecir las calificaciones finales (rendimiento académico) de estudiantes de ingeniería en computación.</text:p>
          </table:table-cell>
          <table:table-cell office:value-type="string" calcext:value-type="string">
            <text:p>Historical academic information (grades), Target (Final Grades).</text:p>
          </table:table-cell>
          <table:table-cell office:value-type="string" calcext:value-type="string">
            <text:p>N/A (No Especificado) (Menciona "Machine Learning Techniques"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3 (Media). Justificación: Relevante por ser de Ecuador y en dominio STEM (Ing. Comp.), pero predice el rendimiento académico, no el tiempo de inserción laboral.</text:p>
          </table:table-cell>
        </table:table-row>
        <table:table-row table:style-name="ro3">
          <table:table-cell office:value-type="string" calcext:value-type="string">
            <text:p>s12913-023-09340-8.pdf</text:p>
          </table:table-cell>
          <table:table-cell office:value-type="string" calcext:value-type="string">
            <text:p>10.1186/s12913-023-09340-8</text:p>
          </table:table-cell>
          <table:table-cell office:value-type="string" calcext:value-type="string">
            <text:p>Undervalued professionals: placement of nutritionist in the Ecuadorian health system</text:p>
          </table:table-cell>
          <table:table-cell office:value-type="string" calcext:value-type="string">
            <text:p>A. C. Román, M. A. Villar, P. Belmont-Guerron, M. B. Ocam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trición</text:p>
          </table:table-cell>
          <table:table-cell table:style-name="ce1" office:value-type="string" calcext:value-type="string">
            <text:p>Ecuador</text:p>
          </table:table-cell>
          <table:table-cell office:value-type="string" calcext:value-type="string">
            <text:p>Identificar y analizar la situación laboral (inserción) de los nutricionistas en Ecuador.</text:p>
          </table:table-cell>
          <table:table-cell office:value-type="string" calcext:value-type="string">
            <text:p>Estatus de empleo (Target), Tipo de universidad (pública/privada), Nivel de satisfacción, Situación laboral.</text:p>
          </table:table-cell>
          <table:table-cell office:value-type="string" calcext:value-type="string">
            <text:p>N/A (No Especificado) (Usa Chi-square test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: 38.6% de los participantes están desempleados).</text:p>
          </table:table-cell>
          <table:table-cell office:value-type="string" calcext:value-type="string">
            <text:p>3 (Media). Justificación: Relevante por ser de Ecuador y analizar la inserción laboral. Metodología descriptiva y disciplina No-STEM.</text:p>
          </table:table-cell>
        </table:table-row>
        <table:table-row table:style-name="ro8">
          <table:table-cell office:value-type="string" calcext:value-type="string">
            <text:p>s41239-022-00326-w.pdf</text:p>
          </table:table-cell>
          <table:table-cell office:value-type="string" calcext:value-type="string">
            <text:p>10.1186/s41239-022-00326-w</text:p>
          </table:table-cell>
          <table:table-cell office:value-type="string" calcext:value-type="string">
            <text:p>Artificial intelligence applications in Latin American higher education: a systematic review</text:p>
          </table:table-cell>
          <table:table-cell office:value-type="string" calcext:value-type="string">
            <text:p>Sdenka Zobeida Salas-Pilco, Yuqin Ya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General), IA</text:p>
          </table:table-cell>
          <table:table-cell office:value-type="string" calcext:value-type="string">
            <text:p>América Latina (incl. Ecuador)</text:p>
          </table:table-cell>
          <table:table-cell office:value-type="string" calcext:value-type="string">
            <text:p>Revisar sistemáticamente las aplicaciones de IA en la educación superior en América Latina (ej. predicción de rendimiento/deserción).</text:p>
          </table:table-cell>
          <table:table-cell office:value-type="string" calcext:value-type="string">
            <text:p>(Revisión) Academic performance, Dropout, Student data.</text:p>
          </table:table-cell>
          <table:table-cell office:value-type="string" calcext:value-type="string">
            <text:p>(Revisados) Neural Networks, Decision Trees, SVM, Bayesian Networks.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Revisión). (Hallazgo: La mayoría de usos de IA son para predecir rendimiento y deserción).</text:p>
          </table:table-cell>
          <table:table-cell office:value-type="string" calcext:value-type="string">
            <text:p>3 (Media). Justificación: Relevante por el contexto (Latam/Ecuador) y los modelos (ML). Es una revisión de literatura sobre predicción académica, no de tiempo de inserción.</text:p>
          </table:table-cell>
        </table:table-row>
        <table:table-row table:style-name="ro4">
          <table:table-cell office:value-type="string" calcext:value-type="string">
            <text:p>economies-11-00198.pdf</text:p>
          </table:table-cell>
          <table:table-cell office:value-type="string" calcext:value-type="string">
            <text:p>10.3390/economies11080198</text:p>
          </table:table-cell>
          <table:table-cell office:value-type="string" calcext:value-type="string">
            <text:p>Overeducation, Overskilling, and Job Mismatch among University Graduates in Ecuador</text:p>
          </table:table-cell>
          <table:table-cell office:value-type="string" calcext:value-type="string">
            <text:p>David E. Viteri-A, Ana L. Cevallos-N, María J. Pérez-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odas las áreas (incl. "Engineering, industry and construction", "ICT")</text:p>
          </table:table-cell>
          <table:table-cell table:style-name="ce1" office:value-type="string" calcext:value-type="string">
            <text:p>Ecuador</text:p>
          </table:table-cell>
          <table:table-cell office:value-type="string" calcext:value-type="string">
            <text:p>Analizar el desajuste laboral (sobreeducación, sobrecalificación) en graduados universitarios en Ecuador.</text:p>
          </table:table-cell>
          <table:table-cell office:value-type="string" calcext:value-type="string">
            <text:p>Desajuste laboral (Target), Nivel educativo, Campo de estudio (STEM/No-STEM), Sexo, Edad, Ingresos, Experiencia.</text:p>
          </table:table-cell>
          <table:table-cell office:value-type="string" calcext:value-type="string">
            <text:p>Probit Model</text:p>
          </table:table-cell>
          <table:table-cell office:value-type="string" calcext:value-type="string">
            <text:p>Mencionado pero Privado (Encuesta ENEMDU 2021)</text:p>
          </table:table-cell>
          <table:table-cell office:value-type="string" calcext:value-type="string">
            <text:p>N/A (No Especificado). (Hallazgo: 25.5% de graduados tienen sobreeducación. Graduados ICT tienen menor probabilidad de sobreeducación).</text:p>
          </table:table-cell>
          <table:table-cell office:value-type="string" calcext:value-type="string">
            <text:p>3 (Media). Justificación: Muy relevante por ser de Ecuador y usar datos de ENEMDU y graduados STEM. El target es clasificación (desajuste), no tiempo.</text:p>
          </table:table-cell>
        </table:table-row>
        <table:table-row table:style-name="ro8">
          <table:table-cell office:value-type="string" calcext:value-type="string">
            <text:p>3457+edt+767-776.pdf</text:p>
          </table:table-cell>
          <table:table-cell office:value-type="string" calcext:value-type="string">
            <text:p>10.20525/ijrbs.v13i5.3457 49</text:p>
          </table:table-cell>
          <table:table-cell office:value-type="string" calcext:value-type="string">
            <text:p>The role of soft skills, technical skills and academic performance on graduate employability 50</text:p>
          </table:table-cell>
          <table:table-cell office:value-type="string" calcext:value-type="string">
            <text:p>Kelvin M Mwita, Nivad H Mwilongo, Imani Mwamboma 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lic Service and Human Resource Management 52525252</text:p>
          </table:table-cell>
          <table:table-cell office:value-type="string" calcext:value-type="string">
            <text:p>Tanzania 53535353</text:p>
          </table:table-cell>
          <table:table-cell office:value-type="string" calcext:value-type="string">
            <text:p>Examinar el rol de las "soft skills", "technical skills" y el rendimiento académico en la empleabilidad percibida de los graduados. 54</text:p>
          </table:table-cell>
          <table:table-cell office:value-type="string" calcext:value-type="string">
            <text:p>Soft skills (communication, teamwork), Technical skills (subject knowledge, IT), Academic performance (GPA), Perceived graduate employability (Target). 55555555</text:p>
          </table:table-cell>
          <table:table-cell office:value-type="string" calcext:value-type="string">
            <text:p>Linear Regression 56565656</text:p>
          </table:table-cell>
          <table:table-cell office:value-type="string" calcext:value-type="string">
            <text:p>Mencionado pero Privado 57575757</text:p>
          </table:table-cell>
          <table:table-cell office:value-type="string" calcext:value-type="string">
            <text:p>R²=0.415 (Technical skills), R²=0.351 (Soft skills), R²=0.141 (Academic performance). 585858585858585858</text:p>
          </table:table-cell>
          <table:table-cell office:value-type="string" calcext:value-type="string">
            <text:p>3 (Media). Justificación: Modela la empleabilidad usando regresión, pero el target es la "empleabilidad percibida" (escala), no el tiempo. Disciplina No-STEM.</text:p>
          </table:table-cell>
        </table:table-row>
        <table:table-row table:style-name="ro8">
          <table:table-cell office:value-type="string" calcext:value-type="string">
            <text:p>Andonovikj, V., Boškoski, P., Džeroski, S., &amp; Boshkoska, B. M. (2024).pdf (y ...-1.pdf)</text:p>
          </table:table-cell>
          <table:table-cell office:value-type="string" calcext:value-type="string">
            <text:p>N/A (No Especificado) (Aceptado en Engineering Applications of Artificial Intelligence)</text:p>
          </table:table-cell>
          <table:table-cell office:value-type="string" calcext:value-type="string">
            <text:p>Remaining Useful Life estimation: A new Transformer-based approach and comparative analysis</text:p>
          </table:table-cell>
          <table:table-cell office:value-type="string" calcext:value-type="string">
            <text:p>Viktor Andonovikj, Petar Boškoski, Sašo Džeroski, Biljana Mileva Boshkos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Predictive Maintenance, Engineering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oponer un nuevo enfoque basado en Transformers (LiBi-T) para la estimación de la "Vida Útil Restante" (RUL).</text:p>
          </table:table-cell>
          <table:table-cell office:value-type="string" calcext:value-type="string">
            <text:p>Datos de sensores de series temporales (Dataset C-MAPSS).</text:p>
          </table:table-cell>
          <table:table-cell office:value-type="string" calcext:value-type="string">
            <text:p>Transformers, LSTM, GRU, CNN</text:p>
          </table:table-cell>
          <table:table-cell office:value-type="string" calcext:value-type="string">
            <text:p>Compartido (Dataset C-MAPSS)</text:p>
          </table:table-cell>
          <table:table-cell office:value-type="string" calcext:value-type="string">
            <text:p>RMSE=12.28 (LiBi-T en FD001).</text:p>
          </table:table-cell>
          <table:table-cell office:value-type="string" calcext:value-type="string">
            <text:p>3 (Media). Justificación: Metodológicamente análogo al análisis de supervivencia (tiempo hasta el fallo), pero en un contexto de ingeniería, no de empleabilidad.</text:p>
          </table:table-cell>
        </table:table-row>
        <table:table-row table:style-name="ro3">
          <table:table-cell office:value-type="string" calcext:value-type="string">
            <text:p>FP285.pdf</text:p>
          </table:table-cell>
          <table:table-cell office:value-type="string" calcext:value-type="string">
            <text:p>10.5281/zenodo.5714397</text:p>
          </table:table-cell>
          <table:table-cell office:value-type="string" calcext:value-type="string">
            <text:p>Tracer Study of Science and Mathematics Education Graduates...</text:p>
          </table:table-cell>
          <table:table-cell office:value-type="string" calcext:value-type="string">
            <text:p>R. S. P. Jr, J. L. P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ience Education, Mathematics Educatio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astrear la empleabilidad y el perfil laboral de los graduados de Educación en Ciencias y Matemáticas.</text:p>
          </table:table-cell>
          <table:table-cell office:value-type="string" calcext:value-type="string">
            <text:p>Perfil (sexo, etc.), Estatus laboral, Tiempo de búsqueda (Waiting time), Salario, Relevancia del trabajo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59% consiguió empleo en &lt;6 meses).</text:p>
          </table:table-cell>
          <table:table-cell office:value-type="string" calcext:value-type="string">
            <text:p>3 (Media). Justificación: Dominio (STEM) y variable (Tiempo) muy relevantes, pero metodológicamente débil (solo descriptivo).</text:p>
          </table:table-cell>
        </table:table-row>
        <table:table-row table:style-name="ro3">
          <table:table-cell office:value-type="string" calcext:value-type="string">
            <text:p>informatics-10-00023-v2.pdf</text:p>
          </table:table-cell>
          <table:table-cell office:value-type="string" calcext:value-type="string">
            <text:p>10.3390/informatics10010023</text:p>
          </table:table-cell>
          <table:table-cell office:value-type="string" calcext:value-type="string">
            <text:p>Graduate Employability: A Tracer Study of the Information Technology Study Program</text:p>
          </table:table-cell>
          <table:table-cell office:value-type="string" calcext:value-type="string">
            <text:p>Sri H. N., F. F., M. K. A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astrear la empleabilidad y competencias de los graduados de TI.</text:p>
          </table:table-cell>
          <table:table-cell office:value-type="string" calcext:value-type="string">
            <text:p>Waiting time for first job, Salary, Job relevance, Competencies (Soft skills, Hard skills)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78.9% de los graduados obtuvieron empleo en &lt;6 meses).</text:p>
          </table:table-cell>
          <table:table-cell office:value-type="string" calcext:value-type="string">
            <text:p>3 (Media). Justificación: Dominio (IT) y variable (Waiting time) muy relevantes, pero metodológicamente débil (solo descriptivo).</text:p>
          </table:table-cell>
        </table:table-row>
        <table:table-row table:style-name="ro2">
          <table:table-cell office:value-type="string" calcext:value-type="string">
            <text:p>maaliw2022.pdf</text:p>
          </table:table-cell>
          <table:table-cell office:value-type="string" calcext:value-type="string">
            <text:p>10.21831/ijere.v11i3.50426</text:p>
          </table:table-cell>
          <table:table-cell office:value-type="string" calcext:value-type="string">
            <text:p>Tracer study of Bachelor of Science in Information Technology graduates</text:p>
          </table:table-cell>
          <table:table-cell office:value-type="string" calcext:value-type="string">
            <text:p>Reynaldo P. Maaliw, A. M. T. L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Technology (IT)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astrear la empleabilidad de los graduados de BSIT.</text:p>
          </table:table-cell>
          <table:table-cell office:value-type="string" calcext:value-type="string">
            <text:p>Perfil (sexo, etc.), Estatus de empleo, Tiempo para conseguir el primer empleo, Salario, Competencias (Soft/Hard skills)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52.88% consiguió empleo en &lt;6 meses).</text:p>
          </table:table-cell>
          <table:table-cell office:value-type="string" calcext:value-type="string">
            <text:p>3 (Media). Justificación: Dominio (IT) y variable (Tiempo) muy relevantes, pero metodológicamente débil (solo descriptivo).</text:p>
          </table:table-cell>
        </table:table-row>
        <table:table-row table:style-name="ro2">
          <table:table-cell office:value-type="string" calcext:value-type="string">
            <text:p>hasitha,+801+final+format+DG.pdf</text:p>
          </table:table-cell>
          <table:table-cell office:value-type="string" calcext:value-type="string">
            <text:p>10.4038/sljite.v3i1.48</text:p>
          </table:table-cell>
          <table:table-cell office:value-type="string" calcext:value-type="string">
            <text:p>A Tracer Study of the BSc in Information Technology Graduates of Sri Lanka Institute of Information Technology (SLIIT)</text:p>
          </table:table-cell>
          <table:table-cell office:value-type="string" calcext:value-type="string">
            <text:p>H. D. Weerathunga, S. R. Liyanage, P. T. Gam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c in Information Technology (IT)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Rastrear la empleabilidad de los graduados de BSc en IT.</text:p>
          </table:table-cell>
          <table:table-cell office:value-type="string" calcext:value-type="string">
            <text:p>Employment status, Time taken to get first job, Salary, Relevance of job, Skills used (Technical, Soft skills)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74.4% consiguió empleo en &lt;1 mes).</text:p>
          </table:table-cell>
          <table:table-cell office:value-type="string" calcext:value-type="string">
            <text:p>3 (Media). Justificación: Dominio (IT) y variable (Tiempo) muy relevantes, pero metodológicamente débil (solo descriptivo).</text:p>
          </table:table-cell>
        </table:table-row>
        <table:table-row table:style-name="ro3">
          <table:table-cell office:value-type="string" calcext:value-type="string">
            <text:p>matsouka2016.pdf</text:p>
          </table:table-cell>
          <table:table-cell office:value-type="string" calcext:value-type="string">
            <text:p>10.5539/ies.v9n7p63</text:p>
          </table:table-cell>
          <table:table-cell office:value-type="string" calcext:value-type="string">
            <text:p>A Tracer Study of Engineering Graduates of Technological Educational Institute of Crete</text:p>
          </table:table-cell>
          <table:table-cell office:value-type="string" calcext:value-type="string">
            <text:p>Kyriaki Matsouka, E. K., E. M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Grecia (Creta)</text:p>
          </table:table-cell>
          <table:table-cell office:value-type="string" calcext:value-type="string">
            <text:p>Rastrear la situación laboral de los graduados de Ingeniería.</text:p>
          </table:table-cell>
          <table:table-cell office:value-type="string" calcext:value-type="string">
            <text:p>Employment status, Time to first employment, Relevance of studies, Skills (Computer, Foreign language)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35.8% encontró trabajo en &lt;6 meses).</text:p>
          </table:table-cell>
          <table:table-cell office:value-type="string" calcext:value-type="string">
            <text:p>3 (Media). Justificación: Dominio (Ingeniería) y variable (Tiempo) muy relevantes, pero metodológicamente débil (solo descriptivo).</text:p>
          </table:table-cell>
        </table:table-row>
        <table:table-row table:style-name="ro5">
          <table:table-cell office:value-type="string" calcext:value-type="string">
            <text:p>1-s2.0-S2590291120300449-main.pdf</text:p>
          </table:table-cell>
          <table:table-cell office:value-type="string" calcext:value-type="string">
            <text:p>10.1016/j.ssaho.2020.100055</text:p>
          </table:table-cell>
          <table:table-cell office:value-type="string" calcext:value-type="string">
            <text:p>Employability tracer study of Information Technology Education graduates from a state university in the Philippines</text:p>
          </table:table-cell>
          <table:table-cell office:value-type="string" calcext:value-type="string">
            <text:p>Albert C. Albina, Lilian P. Sumagays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.S. Information Technology (BSIT), B.S. Computer Science (BSCS)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Determinar la empleabilidad (incluyendo tiempo hasta el primer empleo) de los graduados de BSIT y BSCS.</text:p>
          </table:table-cell>
          <table:table-cell office:value-type="string" calcext:value-type="string">
            <text:p>Empleado (sí/no), Tiempo hasta el primer empleo (meses), Salario, Relevancia del currículo, Competencias (Comunicación, IT, etc.), Sexo.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 descriptivo: 28.06% tardó 1-2 años; 25.90% tardó 1-6 meses)</text:p>
          </table:table-cell>
          <table:table-cell office:value-type="string" calcext:value-type="string">
            <text:p>3 (Media). Justificación: Disciplina (IT/CS) y variable (tiempo) muy relevantes, pero metodológicamente débil (solo estadística descriptiva).</text:p>
          </table:table-cell>
        </table:table-row>
        <table:table-row table:style-name="ro5">
          <table:table-cell office:value-type="string" calcext:value-type="string">
            <text:p>ajol-file-journals_87_articles_275177_66a79b6911e07.pdf</text:p>
          </table:table-cell>
          <table:table-cell office:value-type="string" calcext:value-type="string">
            <text:p>10.4314/stech.v11i1.13</text:p>
          </table:table-cell>
          <table:table-cell office:value-type="string" calcext:value-type="string">
            <text:p>Employability of Statistics Graduates from Kwara State University, Malete, Nigeria</text:p>
          </table:table-cell>
          <table:table-cell office:value-type="string" calcext:value-type="string">
            <text:p>S. A. Abdul-Azeez, J. O. Oseme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valuar la empleabilidad de los graduados de Estadística.</text:p>
          </table:table-cell>
          <table:table-cell office:value-type="string" calcext:value-type="string">
            <text:p>Perfil demográfico, Estatus de empleo, Tiempo de espera para el primer empleo, Salario, Competencias adquiridas.</text:p>
          </table:table-cell>
          <table:table-cell office:value-type="string" calcext:value-type="string">
            <text:p>N/A (No Especificado) (Usa 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 descriptivo: 39% consiguió empleo en &lt;6 meses).</text:p>
          </table:table-cell>
          <table:table-cell office:value-type="string" calcext:value-type="string">
            <text:p>3 (Media). Justificación: Disciplina (Estadística) y variable (tiempo de espera) muy relevantes, pero metodológicamente débil (solo descriptivo).</text:p>
          </table:table-cell>
        </table:table-row>
        <table:table-row table:style-name="ro7">
          <table:table-cell office:value-type="string" calcext:value-type="string">
            <text:p>2342-5648-1-PB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icting Student's Soft Skills Based on Socio-Economical Factors: An Educational Data Mining Approach 40</text:p>
          </table:table-cell>
          <table:table-cell office:value-type="string" calcext:value-type="string">
            <text:p>Rathimala Kannan, Chew Chin Jet, Kannan Ramakrishnan, Sujatha Ramdass 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ineering 42</text:p>
          </table:table-cell>
          <table:table-cell office:value-type="string" calcext:value-type="string">
            <text:p>Colombia (dataset) 43</text:p>
          </table:table-cell>
          <table:table-cell office:value-type="string" calcext:value-type="string">
            <text:p>Predecir las "soft skills" (profesional, analítica, etc.) de estudiantes basándose en factores socioeconómicos, académicos e institucionales. 444444</text:p>
          </table:table-cell>
          <table:table-cell office:value-type="string" calcext:value-type="string">
            <text:p>Socio-economic (family income, internet access), Academic (marks), Institutional data. Target: Soft skills (Professional, Analytical, etc.). 454545454545454545</text:p>
          </table:table-cell>
          <table:table-cell office:value-type="string" calcext:value-type="string">
            <text:p>Linear Regression, Probabilistic Neural Networks (PNN), Simple Regression Tree 46464646</text:p>
          </table:table-cell>
          <table:table-cell office:value-type="string" calcext:value-type="string">
            <text:p>Compartido 47474747</text:p>
          </table:table-cell>
          <table:table-cell office:value-type="string" calcext:value-type="string">
            <text:p>Linear Regression fue el mejor. R²=0.595 (Ethical), R²=0.495 (Communication), R²=0.043 (Professional). 48484848484848484848484848484848</text:p>
          </table:table-cell>
          <table:table-cell office:value-type="string" calcext:value-type="string">
            <text:p>3 (Media). Justificación: Aplica ML a graduados STEM (Ingeniería), pero predice "soft skills" (variables features), no el tiempo de inserción laboral.</text:p>
          </table:table-cell>
        </table:table-row>
        <table:table-row table:style-name="ro3">
          <table:table-cell office:value-type="string" calcext:value-type="string">
            <text:p>document.pdf</text:p>
          </table:table-cell>
          <table:table-cell office:value-type="string" calcext:value-type="string">
            <text:p>10.1109/ACCESS.2019.2963307</text:p>
          </table:table-cell>
          <table:table-cell office:value-type="string" calcext:value-type="string">
            <text:p>Proposing a New Method for Predicting Student Performance by Using Data Mining Techniques</text:p>
          </table:table-cell>
          <table:table-cell office:value-type="string" calcext:value-type="string">
            <text:p>A. M. Shahiri, W. Husain, N. A. Rash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General)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oponer un método (clustering y clasificación) para predecir el rendimiento académico de los estudiantes.</text:p>
          </table:table-cell>
          <table:table-cell office:value-type="string" calcext:value-type="string">
            <text:p>GPA (Target: 'Pass', 'Fail'), Demographic, Academic (notas previas), Internal assessment.</text:p>
          </table:table-cell>
          <table:table-cell office:value-type="string" calcext:value-type="string">
            <text:p>Decision Tree (C4.5), Naive Bayes, k-NN, Random Forest, ANN (MLP)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Random Forest (Accuracy=78.71%) y Decision Tree (Accuracy=77.63%) fueron los mejores.</text:p>
          </table:table-cell>
          <table:table-cell office:value-type="string" calcext:value-type="string">
            <text:p>3 (Media). Justificación: Aplica ML (RF, DT) en estudiantes, pero el target es clasificación (Rendimiento: Pass/Fail), no duración (tiempo).</text:p>
          </table:table-cell>
        </table:table-row>
        <table:table-row table:style-name="ro4">
          <table:table-cell office:value-type="string" calcext:value-type="string">
            <text:p>_Artikel+Risza+Putri+Elburdah.pdf</text:p>
          </table:table-cell>
          <table:table-cell office:value-type="string" calcext:value-type="string">
            <text:p>10.33369/jip.14.1.1-13</text:p>
          </table:table-cell>
          <table:table-cell office:value-type="string" calcext:value-type="string">
            <text:p>Implementation of C4.5 Algorithm in Predicting the Study Period of Students in the Informatics Engineering Department</text:p>
          </table:table-cell>
          <table:table-cell office:value-type="string" calcext:value-type="string">
            <text:p>Risza Putri Elburdah, Aina Hubby, Ardiansya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cs Engineering (Ingeniería Informática)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Predecir el período de estudio (a tiempo / tarde) de los estudiantes de Ingeniería Informática usando el algoritmo C4.5.</text:p>
          </table:table-cell>
          <table:table-cell office:value-type="string" calcext:value-type="string">
            <text:p>Gender, High School Origin, Parent's Income, GPA (S1-S6), Study Period (Target: A tiempo/Tarde).</text:p>
          </table:table-cell>
          <table:table-cell office:value-type="string" calcext:value-type="string">
            <text:p>Decision Tree (C4.5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84.51%, Precision=87.67%.</text:p>
          </table:table-cell>
          <table:table-cell office:value-type="string" calcext:value-type="string">
            <text:p>3 (Media). Justificación: Aplica ML (Árbol de decisión) a graduados STEM (Informática) para predecir el tiempo de estudio, no el tiempo de inserción laboral.</text:p>
          </table:table-cell>
        </table:table-row>
        <table:table-row table:style-name="ro5">
          <table:table-cell office:value-type="string" calcext:value-type="string">
            <text:p>PIIS2352396423000294.pdf</text:p>
          </table:table-cell>
          <table:table-cell office:value-type="string" calcext:value-type="string">
            <text:p>10.1016/j.procs.2023.01.241</text:p>
          </table:table-cell>
          <table:table-cell office:value-type="string" calcext:value-type="string">
            <text:p>A Machine Learning-Based Comparative Approach to Predict the Crop Yield Using Supervised Learning With Regression Models</text:p>
          </table:table-cell>
          <table:table-cell office:value-type="string" calcext:value-type="string">
            <text:p>B. Panigrahi, K. C. R. K., M. Sujath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Agricultura (Data Science)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Comparar modelos de regresión de ML para predecir el rendimiento de cultivos.</text:p>
          </table:table-cell>
          <table:table-cell office:value-type="string" calcext:value-type="string">
            <text:p>Datos climáticos (temp, lluvia), Tipo de suelo, Nutrientes, Target (Rendimiento).</text:p>
          </table:table-cell>
          <table:table-cell office:value-type="string" calcext:value-type="string">
            <text:p>Linear Regression, Ridge, Lasso, Random Forest Regressor, Decision Tree Regressor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R²=0.999 (Random Forest).</text:p>
          </table:table-cell>
          <table:table-cell office:value-type="string" calcext:value-type="string">
            <text:p>2 (Baja). Justificación: Usa ML (RF, DT) para regresión, pero el target es rendimiento de cultivo, no tiempo de inserción.</text:p>
          </table:table-cell>
        </table:table-row>
        <table:table-row table:style-name="ro5">
          <table:table-cell office:value-type="string" calcext:value-type="string">
            <text:p>Factors influencing the employment of Australian PhD graduates.pdf</text:p>
          </table:table-cell>
          <table:table-cell office:value-type="string" calcext:value-type="string">
            <text:p>10.1007/s10734-019-00438-5</text:p>
          </table:table-cell>
          <table:table-cell office:value-type="string" calcext:value-type="string">
            <text:p>Factors influencing the employment of Australian PhD graduates</text:p>
          </table:table-cell>
          <table:table-cell office:value-type="string" calcext:value-type="string">
            <text:p>Daniel L., L. C., R. W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D (STEM, HASS - Humanities, Arts, Social Sciences)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vestigar los factores que influyen en los resultados de empleo (sector, tiempo de búsqueda) de los graduados de doctorado.</text:p>
          </table:table-cell>
          <table:table-cell office:value-type="string" calcext:value-type="string">
            <text:p>Tiempo para encontrar empleo (Target), Sector de empleo (Target), Disciplina (STEM/HASS), Beca, Publicaciones, Pasantías, Género, Edad.</text:p>
          </table:table-cell>
          <table:table-cell office:value-type="string" calcext:value-type="string">
            <text:p>Regresión Logística (Multinomial, Binari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Graduados de STEM [OR=1.65] tienen mayor probabilidad de conseguir empleo en la industria).</text:p>
          </table:table-cell>
          <table:table-cell office:value-type="string" calcext:value-type="string">
            <text:p>2 (Baja). Justificación: Se enfoca en graduados de PhD, no de pregrado. Modela el tiempo de forma categórica (ej. &lt;3 meses) usando logística.</text:p>
          </table:table-cell>
        </table:table-row>
        <table:table-row table:style-name="ro11">
          <table:table-cell office:value-type="string" calcext:value-type="string">
            <text:p>ProbingtheRelationshipbetweenSoftSkills...pdf</text:p>
          </table:table-cell>
          <table:table-cell office:value-type="string" calcext:value-type="string">
            <text:p>10.47772/IJRISS.2024.8040175</text:p>
          </table:table-cell>
          <table:table-cell office:value-type="string" calcext:value-type="string">
            <text:p>Probing the Relationship between Soft Skills and Career Adaptability among Vocational College Graduates</text:p>
          </table:table-cell>
          <table:table-cell office:value-type="string" calcext:value-type="string">
            <text:p>Mohd Hazwan Mohd Puad, Fatin Azrin Abd Rahim, Muhd Khaizer Omar, et al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cational College Graduates (General)</text:p>
          </table:table-cell>
          <table:table-cell office:value-type="string" calcext:value-type="string">
            <text:p>N/A (No Especificado) (Autores de Malasia)</text:p>
          </table:table-cell>
          <table:table-cell office:value-type="string" calcext:value-type="string">
            <text:p>Investigar la relación entre "soft skills" y la adaptabilidad de carrera en graduados de "vocational college".</text:p>
          </table:table-cell>
          <table:table-cell office:value-type="string" calcext:value-type="string">
            <text:p>Soft Skills (Likert scale), Career Adaptability (Likert scale).</text:p>
          </table:table-cell>
          <table:table-cell office:value-type="string" calcext:value-type="string">
            <text:p>N/A (No Especificado) (Análisis descriptivo y correlacional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2 (Baja). Justificación: Se enfoca en features (soft skills) pero el target es "adaptabilidad", no el tiempo de inserción.</text:p>
          </table:table-cell>
        </table:table-row>
        <table:table-row table:style-name="ro2">
          <table:table-cell office:value-type="string" calcext:value-type="string">
            <text:p>Perceived-Development of Soft Skills..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erceived-Development of Soft Skills Support Confidence to Obtain Employment for Engineering Students</text:p>
          </table:table-cell>
          <table:table-cell office:value-type="string" calcext:value-type="string">
            <text:p>Muhammad S. J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vestigar la relación entre el desarrollo percibido de "soft skills" y la confianza para obtener empleo en estudiantes de ingeniería.</text:p>
          </table:table-cell>
          <table:table-cell office:value-type="string" calcext:value-type="string">
            <text:p>Soft Skills (Comunicación, Liderazgo, etc.), Confianza para obtener empleo (Target).</text:p>
          </table:table-cell>
          <table:table-cell office:value-type="string" calcext:value-type="string">
            <text:p>N/A (No Especificado) (Análisis descriptivo y correlación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: Correlación positiva entre "soft skills" y confianza).</text:p>
          </table:table-cell>
          <table:table-cell office:value-type="string" calcext:value-type="string">
            <text:p>2 (Baja). Justificación: Se enfoca en "soft skills" (features) en Ingeniería, pero no modela el tiempo de inserción laboral.</text:p>
          </table:table-cell>
        </table:table-row>
        <table:table-row table:style-name="ro3">
          <table:table-cell office:value-type="string" calcext:value-type="string">
            <text:p>sustainability-13-06447-v2.pdf</text:p>
          </table:table-cell>
          <table:table-cell office:value-type="string" calcext:value-type="string">
            <text:p>10.3390/su13116447</text:p>
          </table:table-cell>
          <table:table-cell office:value-type="string" calcext:value-type="string">
            <text:p>Factors Affecting Green Entrepreneurship Intentions in Business University Students in COVID-19 Pandemic Times: Case of Ecuador</text:p>
          </table:table-cell>
          <table:table-cell office:value-type="string" calcext:value-type="string">
            <text:p>Aldo Alvarez-Risco, Sabina Mlodzianowska, Verónica García-Ibarra, et a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 University Students</text:p>
          </table:table-cell>
          <table:table-cell table:style-name="ce1" office:value-type="string" calcext:value-type="string">
            <text:p>Ecuador</text:p>
          </table:table-cell>
          <table:table-cell office:value-type="string" calcext:value-type="string">
            <text:p>Analizar los factores que afectan las intenciones de "emprendimiento verde" en estudiantes de negocios en Ecuador.</text:p>
          </table:table-cell>
          <table:table-cell office:value-type="string" calcext:value-type="string">
            <text:p>Intención de emprendimiento (Target), Actitud, Normas subjetivas, Control conductual percibido.</text:p>
          </table:table-cell>
          <table:table-cell office:value-type="string" calcext:value-type="string">
            <text:p>N/A (No Especificado) (Usa PLS-SEM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R²=0.569 (para Intención de Emprendimiento).</text:p>
          </table:table-cell>
          <table:table-cell office:value-type="string" calcext:value-type="string">
            <text:p>2 (Baja). Justificación: Relevante por ser de Ecuador, pero es No-STEM (Negocios) y el target es intención de emprender, no tiempo de inserción.</text:p>
          </table:table-cell>
        </table:table-row>
        <table:table-row table:style-name="ro5">
          <table:table-cell office:value-type="string" calcext:value-type="string">
            <text:p>38833-Texto del artículo-73465-2-10-20220927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Desarrollo de competencias en prácticas pre-profesionales y la inserción laboral de egresados universitarios en Ecuador 3131</text:p>
          </table:table-cell>
          <table:table-cell office:value-type="string" calcext:value-type="string">
            <text:p>Paola Guim Bustos, Yaimary Marreno Ancizar 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eras de negocios (Marketing, Comercio Exterior, Emprendimiento, Turismo) 33333333</text:p>
          </table:table-cell>
          <table:table-cell table:style-name="ce1" office:value-type="string" calcext:value-type="string">
            <text:p>Ecuador 343434</text:p>
          </table:table-cell>
          <table:table-cell office:value-type="string" calcext:value-type="string">
            <text:p>Examinar la relación entre las competencias (desarrolladas en prácticas pre-profesionales) y la inserción laboral de estudiantes de negocios. 35</text:p>
          </table:table-cell>
          <table:table-cell office:value-type="string" calcext:value-type="string">
            <text:p>Inserción laboral (Y), Visión interdisciplinaria (X1), Creatividad e innovación (X2), Utilización de tecnologías (X3), Trabajo en equipo (X4). 36</text:p>
          </table:table-cell>
          <table:table-cell office:value-type="string" calcext:value-type="string">
            <text:p>Regresión Multivariante 37</text:p>
          </table:table-cell>
          <table:table-cell office:value-type="string" calcext:value-type="string">
            <text:p>Mencionado pero Privado 38</text:p>
          </table:table-cell>
          <table:table-cell office:value-type="string" calcext:value-type="string">
            <text:p>R²=0.487. Todas las variables (X1-X4) fueron significativas (p&lt;0.01). 39393939393939393939393939393939</text:p>
          </table:table-cell>
          <table:table-cell office:value-type="string" calcext:value-type="string">
            <text:p>2 (Baja). Justificación: Relevante por ser de Ecuador y analizar la inserción laboral, pero en disciplinas No-STEM (Negocios). El target no es el tiempo.</text:p>
          </table:table-cell>
        </table:table-row>
        <table:table-row table:style-name="ro12">
          <table:table-cell office:value-type="string" calcext:value-type="string">
            <text:p>matthew-e-verbyla-international-research-experiences.pdf</text:p>
          </table:table-cell>
          <table:table-cell office:value-type="string" calcext:value-type="string">
            <text:p>10.1187/cbe.16-10-0299</text:p>
          </table:table-cell>
          <table:table-cell office:value-type="string" calcext:value-type="string">
            <text:p>International Research Experiences for Students: A U.S.-Ecuador Collaboration...</text:p>
          </table:table-cell>
          <table:table-cell office:value-type="string" calcext:value-type="string">
            <text:p>Matthew E. Verbyla, James L. Mihelcic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vironmental Engineering</text:p>
          </table:table-cell>
          <table:table-cell table:style-name="ce1" office:value-type="string" calcext:value-type="string">
            <text:p>Ecuador (Colaboración US-Ecuador)</text:p>
          </table:table-cell>
          <table:table-cell office:value-type="string" calcext:value-type="string">
            <text:p>Evaluar los resultados de un programa de investigación de verano (IRES) en Ecuador para estudiantes de ingeniería de EE. UU.</text:p>
          </table:table-cell>
          <table:table-cell office:value-type="string" calcext:value-type="string">
            <text:p>Percepciones de los estudiantes, Habilidades (técnicas, de investigación, comunicación), Comprensión cultural.</text:p>
          </table:table-cell>
          <table:table-cell office:value-type="string" calcext:value-type="string">
            <text:p>N/A (No Especificado) (Análisis cualitativo y de encuest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2 (Baja). Justificación: Relevante por ser de Ecuador e Ingeniería (STEM), pero se enfoca en la percepción de habilidades de estudiantes de EE.UU., no en la inserción laboral de graduados de la EPN.</text:p>
          </table:table-cell>
        </table:table-row>
        <table:table-row table:style-name="ro5">
          <table:table-cell office:value-type="string" calcext:value-type="string">
            <text:p>Early labor insertion in Latin America A perspective from business sector needs.pdf</text:p>
          </table:table-cell>
          <table:table-cell office:value-type="string" calcext:value-type="string">
            <text:p>10.1080/13639080.2021.2001552</text:p>
          </table:table-cell>
          <table:table-cell office:value-type="string" calcext:value-type="string">
            <text:p>Early labor insertion in Latin America: A perspective from business sector needs</text:p>
          </table:table-cell>
          <table:table-cell office:value-type="string" calcext:value-type="string">
            <text:p>María Verónica Frisancho, Sandra M. Cavero, Roxana M. Cárdenas, Ana S. R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 (Educación Superior)</text:p>
          </table:table-cell>
          <table:table-cell office:value-type="string" calcext:value-type="string">
            <text:p>América Latina (Bolivia, Brasil, Chile, Colombia, El Salvador, Perú)</text:p>
          </table:table-cell>
          <table:table-cell office:value-type="string" calcext:value-type="string">
            <text:p>Identificar las habilidades (socioemocionales, cognitivas) demandadas por las empresas y la brecha con las de los recién graduados.</text:p>
          </table:table-cell>
          <table:table-cell office:value-type="string" calcext:value-type="string">
            <text:p>Brecha de habilidades (percibida por empresas), Habilidades (socioemocionales, cognitivas), Inserción laboral temprana.</text:p>
          </table:table-cell>
          <table:table-cell office:value-type="string" calcext:value-type="string">
            <text:p>N/A (No Especificado) (Análisis descriptivo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: Empresas reportan brechas significativas en "soft skills" como responsabilidad y resolución de problemas).</text:p>
          </table:table-cell>
          <table:table-cell office:value-type="string" calcext:value-type="string">
            <text:p>2 (Baja). Justificación: Relevante por el contexto (Latam) e inserción laboral, pero se enfoca en "soft skills" y no usa ML para predecir el tiempo.</text:p>
          </table:table-cell>
        </table:table-row>
        <table:table-row table:style-name="ro3">
          <table:table-cell office:value-type="string" calcext:value-type="string">
            <text:p>hossain2020.pdf</text:p>
          </table:table-cell>
          <table:table-cell office:value-type="string" calcext:value-type="string">
            <text:p>10.1108/ET-12-2018-0258</text:p>
          </table:table-cell>
          <table:table-cell office:value-type="string" calcext:value-type="string">
            <text:p>Factors affecting business graduates’ employability–empirical evidence using partial least squares (PLS)</text:p>
          </table:table-cell>
          <table:table-cell office:value-type="string" calcext:value-type="string">
            <text:p>Md. Sahid Hossain, Md. Rozainee K. A., Md. T. A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iness Graduates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Identificar los factores (habilidades, rendimiento) que afectan la empleabilidad de los graduados de negocios.</text:p>
          </table:table-cell>
          <table:table-cell office:value-type="string" calcext:value-type="string">
            <text:p>Employability (Target), Academic performance, Technical skills, Soft skills, University reputation.</text:p>
          </table:table-cell>
          <table:table-cell office:value-type="string" calcext:value-type="string">
            <text:p>Partial Least Squares Structural Equation Modeling (PLS-SEM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R²=0.556 (Employability). (Soft skills (β=0.384) y Technical skills (β=0.301) son predictores fuertes).</text:p>
          </table:table-cell>
          <table:table-cell office:value-type="string" calcext:value-type="string">
            <text:p>2 (Baja). Justificación: Modela la empleabilidad, pero en disciplina No-STEM (Negocios) y el target es una escala (percepción), no el tiempo.</text:p>
          </table:table-cell>
        </table:table-row>
        <table:table-row table:style-name="ro5">
          <table:table-cell office:value-type="string" calcext:value-type="string">
            <text:p>1511.05858v1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Identifying 21st century STEM competencies using workplace data</text:p>
          </table:table-cell>
          <table:table-cell office:value-type="string" calcext:value-type="string">
            <text:p>Hyewon Ja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M (varios, incl. CS, Engineering, Math) y Non-STEM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entificar competencias STEM importantes requeridas en el lugar de trabajo usando datos de O*NET.</text:p>
          </table:table-cell>
          <table:table-cell office:value-type="string" calcext:value-type="string">
            <text:p>O*NET data: 109 Skills (ej. Critical thinking), Knowledge (ej. Mathematics), Work Activities (ej. Analyzing Data).</text:p>
          </table:table-cell>
          <table:table-cell office:value-type="string" calcext:value-type="string">
            <text:p>N/A (No Especificado) (Usa PCA exploratorio y Wilcoxon rank sum test)</text:p>
          </table:table-cell>
          <table:table-cell office:value-type="string" calcext:value-type="string">
            <text:p>Compartido</text:p>
          </table:table-cell>
          <table:table-cell office:value-type="string" calcext:value-type="string">
            <text:p>N/A (No Especificado). (Identifica 18 skills, 7 conocimientos y 27 actividades como 'importantes' (rating &gt; 2.95))</text:p>
          </table:table-cell>
          <table:table-cell office:value-type="string" calcext:value-type="string">
            <text:p>2 (Baja). Justificación: Identifica variables (competencias) clave para el éxito en STEM, pero no utiliza ML ni modela el tiempo de inserción laboral.</text:p>
          </table:table-cell>
        </table:table-row>
        <table:table-row table:style-name="ro3">
          <table:table-cell office:value-type="string" calcext:value-type="string">
            <text:p>fjds_a_1546843_sm1815.pdf</text:p>
          </table:table-cell>
          <table:table-cell office:value-type="string" calcext:value-type="string">
            <text:p>10.1080/2573234X.2019.1546843</text:p>
          </table:table-cell>
          <table:table-cell office:value-type="string" calcext:value-type="string">
            <text:p>What matters for data science graduate employability? Evidence from business and industrial analytics</text:p>
          </table:table-cell>
          <table:table-cell office:value-type="string" calcext:value-type="string">
            <text:p>Samuel Fosso Wamba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Science, Business Analytics, Industrial Analytics</text:p>
          </table:table-cell>
          <table:table-cell office:value-type="string" calcext:value-type="string">
            <text:p>N/A (No Especificado) (Revisión/Framework)</text:p>
          </table:table-cell>
          <table:table-cell office:value-type="string" calcext:value-type="string">
            <text:p>Identificar las habilidades y conocimientos (competencias) clave que determinan la empleabilidad de los graduados en Data Science.</text:p>
          </table:table-cell>
          <table:table-cell office:value-type="string" calcext:value-type="string">
            <text:p>N/A (Es una revisión de literatura y propuesta de framework).</text:p>
          </table:table-cell>
          <table:table-cell office:value-type="string" calcext:value-type="string">
            <text:p>N/A (No Especificado) (Framework conceptu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/A (Propone un framework de 7 dominios de competencia).</text:p>
          </table:table-cell>
          <table:table-cell office:value-type="string" calcext:value-type="string">
            <text:p>2 (Baja). Justificación: Identifica features (habilidades) para la empleabilidad en Data Science, pero no modela el tiempo de inserción.</text:p>
          </table:table-cell>
        </table:table-row>
        <table:table-row table:style-name="ro3">
          <table:table-cell office:value-type="string" calcext:value-type="string">
            <text:p>Preprint.pdf</text:p>
          </table:table-cell>
          <table:table-cell office:value-type="string" calcext:value-type="string">
            <text:p>10.1108/HESWBL-10-2019-0148</text:p>
          </table:table-cell>
          <table:table-cell office:value-type="string" calcext:value-type="string">
            <text:p>Employability skills for 21st century STEM students: The employers' perspective</text:p>
          </table:table-cell>
          <table:table-cell office:value-type="string" calcext:value-type="string">
            <text:p>Doreen M. McGunagle, Laura Zizk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M (Industrias Manufactureras: Aeroespacial, Automotriz, Electrónica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dentificar las "employability skills" (habilidades blandas) que faltan en los graduados STEM, desde la perspectiva de los empleadores (HRM).</text:p>
          </table:table-cell>
          <table:table-cell office:value-type="string" calcext:value-type="string">
            <text:p>Percepción de 16 employability skills (ej. Team Player, Negotiation, Verbal Communication).</text:p>
          </table:table-cell>
          <table:table-cell office:value-type="string" calcext:value-type="string">
            <text:p>N/A (No Especificado) (Análisis descriptivo de encuest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2 (Baja). Justificación: Identifica features (habilidades) clave para STEM, pero no modela el tiempo de inserción.</text:p>
          </table:table-cell>
        </table:table-row>
        <table:table-row table:style-name="ro3">
          <table:table-cell office:value-type="string" calcext:value-type="string">
            <text:p>pnas.201804247.pdf</text:p>
          </table:table-cell>
          <table:table-cell office:value-type="string" calcext:value-type="string">
            <text:p>10.1073/pnas.1804247115</text:p>
          </table:table-cell>
          <table:table-cell office:value-type="string" calcext:value-type="string">
            <text:p>Skill discrepancies between research, education, and jobs reveal the critical need to supply soft skills for the data economy</text:p>
          </table:table-cell>
          <table:table-cell office:value-type="string" calcext:value-type="string">
            <text:p>Katy Börner, Olga Scrivner, Mike Gallant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Science, S&amp;T</text:p>
          </table:table-cell>
          <table:table-cell office:value-type="string" calcext:value-type="string">
            <text:p>N/A (No Especificado) (Datos de EE.UU.)</text:p>
          </table:table-cell>
          <table:table-cell office:value-type="string" calcext:value-type="string">
            <text:p>Identificar brechas de habilidades (especialmente "soft skills") entre la educación, la investigación y la demanda laboral en la economía de datos.</text:p>
          </table:table-cell>
          <table:table-cell office:value-type="string" calcext:value-type="string">
            <text:p>Habilidades (soft skills, cognitivas), Datos de ofertas de trabajo, Datos de becas de investigación, Datos educativos.</text:p>
          </table:table-cell>
          <table:table-cell office:value-type="string" calcext:value-type="string">
            <text:p>N/A (No Especificado) (Usa análisis de redes, embeddings)</text:p>
          </table:table-cell>
          <table:table-cell office:value-type="string" calcext:value-type="string">
            <text:p>Mencionado pero Privado (Burning Glass)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2 (Baja). Justificación: Identifica features (habilidades) clave para STEM (Data Science), pero no modela el tiempo de inserción.</text:p>
          </table:table-cell>
        </table:table-row>
        <table:table-row table:style-name="ro5">
          <table:table-cell office:value-type="string" calcext:value-type="string">
            <text:p>A_Systematic_Literature_Review_of_Teaching_Employa.pdf</text:p>
          </table:table-cell>
          <table:table-cell office:value-type="string" calcext:value-type="string">
            <text:p>10.1109/ACCESS.2021.3117565</text:p>
          </table:table-cell>
          <table:table-cell office:value-type="string" calcext:value-type="string">
            <text:p>A Systematic Literature Review of Teaching Employability Skills in Higher Education</text:p>
          </table:table-cell>
          <table:table-cell office:value-type="string" calcext:value-type="string">
            <text:p>Nur Fatin Lyana Mohd Fuzi, Azri Azmi, Mazlina Muhamad, et al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 (Educación Superior), con énfasis en STEM/Ingeniería</text:p>
          </table:table-cell>
          <table:table-cell office:value-type="string" calcext:value-type="string">
            <text:p>N/A (No Especificado) (Revisión de literatura)</text:p>
          </table:table-cell>
          <table:table-cell office:value-type="string" calcext:value-type="string">
            <text:p>Realizar una revisión sistemática de la literatura sobre las metodologías de enseñanza de "employability skills".</text:p>
          </table:table-cell>
          <table:table-cell office:value-type="string" calcext:value-type="string">
            <text:p>N/A (No Especificado) (Analiza 82 artículos).</text:p>
          </table:table-cell>
          <table:table-cell table:number-columns-repeated="2" office:value-type="string" calcext:value-type="string">
            <text:p>N/A (No Especificado)</text:p>
          </table:table-cell>
          <table:table-cell office:value-type="string" calcext:value-type="string">
            <text:p>N/A (No Especificado). (Identifica 14 habilidades y 13 métodos de enseñanza).</text:p>
          </table:table-cell>
          <table:table-cell office:value-type="string" calcext:value-type="string">
            <text:p>2 (Baja). Justificación: Es una revisión de literatura sobre qué habilidades enseñar, no sobre cómo modelar el tiempo de inserción laboral.</text:p>
          </table:table-cell>
        </table:table-row>
        <table:table-row table:style-name="ro3">
          <table:table-cell office:value-type="string" calcext:value-type="string">
            <text:p>TEMJournalFebruary2025_429_437.pdf</text:p>
          </table:table-cell>
          <table:table-cell office:value-type="string" calcext:value-type="string">
            <text:p>10.18421/TEM141-38</text:p>
          </table:table-cell>
          <table:table-cell office:value-type="string" calcext:value-type="string">
            <text:p>The Impact of Higher Education in Transition Students-Graduates in Socio Economic Level and Employment: Colombian Case</text:p>
          </table:table-cell>
          <table:table-cell office:value-type="string" calcext:value-type="string">
            <text:p>Jorge Moreno-Gomez, Evaristo Navarro-Manotas, Lesly Silvera-Hernandez, et al.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ducación Superior (General, menciona Ingeniería)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xaminar cómo la educación superior contribuye a la tasa de empleo y al nivel socioeconómico de los graduados.</text:p>
          </table:table-cell>
          <table:table-cell office:value-type="string" calcext:value-type="string">
            <text:p>(Revisión de literatura) Tasa de empleo, Nivel socioeconómico, Calidad educativa.</text:p>
          </table:table-cell>
          <table:table-cell office:value-type="string" calcext:value-type="string">
            <text:p>N/A (No Especificado) (Revisión de literatura)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No Especificado).</text:p>
          </table:table-cell>
          <table:table-cell office:value-type="string" calcext:value-type="string">
            <text:p>2 (Baja). Justificación: Es una revisión de literatura sobre empleabilidad en Latam, no un estudio empírico que modele el tiempo.</text:p>
          </table:table-cell>
        </table:table-row>
        <table:table-row table:style-name="ro3">
          <table:table-cell office:value-type="string" calcext:value-type="string">
            <text:p>peerj-6257.pdf</text:p>
          </table:table-cell>
          <table:table-cell office:value-type="string" calcext:value-type="string">
            <text:p>10.7717/peerj-cs.183</text:p>
          </table:table-cell>
          <table:table-cell office:value-type="string" calcext:value-type="string">
            <text:p>Predicting student performance in higher education using data mining techniques</text:p>
          </table:table-cell>
          <table:table-cell office:value-type="string" calcext:value-type="string">
            <text:p>Waad Al-Hubaishi, F. A.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Predecir el rendimiento académico (GPA) de los estudiantes de Ciencias de la Computación.</text:p>
          </table:table-cell>
          <table:table-cell office:value-type="string" calcext:value-type="string">
            <text:p>GPA (Target), Gender, High school grade, Admission test score, Attendance.</text:p>
          </table:table-cell>
          <table:table-cell office:value-type="string" calcext:value-type="string">
            <text:p>Decision Tree (C4.5, ID3), Naive Bayes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71.21% (C4.5)</text:p>
          </table:table-cell>
          <table:table-cell office:value-type="string" calcext:value-type="string">
            <text:p>2 (Baja). Justificación: Aplica ML en graduados STEM (CS), pero predice el rendimiento académico (GPA), no la inserción laboral.</text:p>
          </table:table-cell>
        </table:table-row>
        <table:table-row table:style-name="ro4">
          <table:table-cell office:value-type="string" calcext:value-type="string">
            <text:p>antibiotics-14-00440-2.pdf</text:p>
          </table:table-cell>
          <table:table-cell office:value-type="string" calcext:value-type="string">
            <text:p>10.3390/antibiotics14050440</text:p>
          </table:table-cell>
          <table:table-cell office:value-type="string" calcext:value-type="string">
            <text:p>Exploring Machine Learning for Predicting Antibiotic Resistance in Escherichia coli: A Comparative Study</text:p>
          </table:table-cell>
          <table:table-cell office:value-type="string" calcext:value-type="string">
            <text:p>Iván Cervelle, María Dolores Pérez, Patricia Marín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hine Learning, Biología Computacional, Medicina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Comparar el rendimiento de 8 algoritmos de ML para predecir la resistencia a antibióticos en E. coli.</text:p>
          </table:table-cell>
          <table:table-cell office:value-type="string" calcext:value-type="string">
            <text:p>Datos genómicos, Datos de susceptibilidad (Target: Resistente/Susceptible).</text:p>
          </table:table-cell>
          <table:table-cell office:value-type="string" calcext:value-type="string">
            <text:p>Logistic Regression, k-NN, SVM, Decision Tree, Random Forest, Gradient Boosting (XGBoost), AdaBoost, MLP.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Accuracy=95.1% (Random Forest); Accuracy=94.9% (Gradient Boosting).</text:p>
          </table:table-cell>
          <table:table-cell office:value-type="string" calcext:value-type="string">
            <text:p>2 (Baja). Justificación: Aplica ML (RF, XGBoost) pero para un problema de clasificación (Resistente/Susceptible), no de tiempo ni de empleabilidad.</text:p>
          </table:table-cell>
        </table:table-row>
        <table:table-row table:style-name="ro4">
          <table:table-cell office:value-type="string" calcext:value-type="string">
            <text:p>1895_Sarsale+FINAL.pdf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Dimensions of program relevance towards employment success: Evidence from a graduate tracer study using principal component analysis</text:p>
          </table:table-cell>
          <table:table-cell office:value-type="string" calcext:value-type="string">
            <text:p>Catherine M. Garcia, Melvin S. Sarsale, Ingrid M. U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in Managemen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Explorar las dimensiones de la relevancia del programa curricular (Maestría en Gestión) para el éxito laboral.</text:p>
          </table:table-cell>
          <table:table-cell office:value-type="string" calcext:value-type="string">
            <text:p>Perfil sociodemográfico, perfil de empleo, contribución del programa (ej. IT skills, research capability), efectividad del programa (ej. calidad de instrucción).</text:p>
          </table:table-cell>
          <table:table-cell office:value-type="string" calcext:value-type="string">
            <text:p>Principal Component Analysis (PC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KMO=0.779. (Identificó 2 componentes: "personal skills" y "professional skills", explicando 87.87% de varianza)</text:p>
          </table:table-cell>
          <table:table-cell office:value-type="string" calcext:value-type="string">
            <text:p>2 (Baja). Justificación: Analiza la empleabilidad, pero se enfoca en postgrado (Gestión) y no en STEM.</text:p>
          </table:table-cell>
        </table:table-row>
        <table:table-row table:style-name="ro7">
          <table:table-cell office:value-type="string" calcext:value-type="string">
            <text:p>09354626.pdf</text:p>
          </table:table-cell>
          <table:table-cell office:value-type="string" calcext:value-type="string">
            <text:p>10.1109/ACCESS.2021.3059516 59</text:p>
          </table:table-cell>
          <table:table-cell office:value-type="string" calcext:value-type="string">
            <text:p>Teaching Soft Skills in Engineering Education: An European Perspective 60</text:p>
          </table:table-cell>
          <table:table-cell office:value-type="string" calcext:value-type="string">
            <text:p>Manuel Caeiro-Rodríguez, Mario Manso-Vázquez, Fernando A. Mikic-Fonte, et al. 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gineering, Economics 62626262</text:p>
          </table:table-cell>
          <table:table-cell office:value-type="string" calcext:value-type="string">
            <text:p>Europa (Grecia, Estonia, Dinamarca, Portugal, España) 63</text:p>
          </table:table-cell>
          <table:table-cell office:value-type="string" calcext:value-type="string">
            <text:p>Revisar la promoción y enseñanza de "soft skills" en la educación superior de ingeniería en 5 países europeos. 64</text:p>
          </table:table-cell>
          <table:table-cell office:value-type="string" calcext:value-type="string">
            <text:p>Percepción de importancia de 44 soft skills (ej. digital literacy, critical thinking, teamwork, problem-solving), Idoneidad de métodos pedagógicos. 65656565656565</text:p>
          </table:table-cell>
          <table:table-cell office:value-type="string" calcext:value-type="string">
            <text:p>N/A (No Especificado) (Análisis descriptivo de encuesta) 66</text:p>
          </table:table-cell>
          <table:table-cell office:value-type="string" calcext:value-type="string">
            <text:p>Mencionado pero Privado 67</text:p>
          </table:table-cell>
          <table:table-cell office:value-type="string" calcext:value-type="string">
            <text:p>N/A (No Especificado). (Hallazgo: Estudiantes valoran más las habilidades metacognitivas (M=4.28) que las técnicas (M=3.87)). 68686868</text:p>
          </table:table-cell>
          <table:table-cell office:value-type="string" calcext:value-type="string">
            <text:p>1 (Baja). Justificación: Se enfoca en las "soft skills" y métodos pedagógicos en ingeniería, no en modelar la inserción laboral.</text:p>
          </table:table-cell>
        </table:table-row>
        <table:table-row table:style-name="ro4">
          <table:table-cell office:value-type="string" calcext:value-type="string">
            <text:p>s41155-022-00207-1.pdf</text:p>
          </table:table-cell>
          <table:table-cell office:value-type="string" calcext:value-type="string">
            <text:p>10.1186/s41155-022-00207-1</text:p>
          </table:table-cell>
          <table:table-cell office:value-type="string" calcext:value-type="string">
            <text:p>Teamwork skills in higher education: is university training contributing to their mastery?</text:p>
          </table:table-cell>
          <table:table-cell office:value-type="string" calcext:value-type="string">
            <text:p>Elena De Prada, Mercedes Mareque, Margarita Pino-Jus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ncias Social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scribir el dominio de las habilidades de trabajo en equipo (soft skills) en estudiantes universitarios y su relación con género, año académico y GPA.</text:p>
          </table:table-cell>
          <table:table-cell office:value-type="string" calcext:value-type="string">
            <text:p>Teamwork skills (Target), Gender, Academic year, GPA.</text:p>
          </table:table-cell>
          <table:table-cell office:value-type="string" calcext:value-type="string">
            <text:p>N/A (No Especificado) (Análisis descriptivo/observacional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Relación positiva entre GPA y teamwork skills).</text:p>
          </table:table-cell>
          <table:table-cell office:value-type="string" calcext:value-type="string">
            <text:p>1 (Baja). Justificación: Se enfoca en features (soft skills) en un dominio No-STEM y no modela la inserción laboral.</text:p>
          </table:table-cell>
        </table:table-row>
        <table:table-row table:style-name="ro2">
          <table:table-cell office:value-type="string" calcext:value-type="string">
            <text:p>alex-hardisty-a-choice-of-persistent-identifier.pdf</text:p>
          </table:table-cell>
          <table:table-cell office:value-type="string" calcext:value-type="string">
            <text:p>10.3897/rio.4.e27096</text:p>
          </table:table-cell>
          <table:table-cell office:value-type="string" calcext:value-type="string">
            <text:p>A choice of persistent identifier schemes for the distributed systems of scientific research</text:p>
          </table:table-cell>
          <table:table-cell office:value-type="string" calcext:value-type="string">
            <text:p>Alex Hardisty, Kevin D. Richards, Dave Roberts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Infrastructure, Computer Science, Information Science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Discutir y recomendar esquemas de identificadores persistentes (como DOI, ORCID) para la infraestructura de investigación.</text:p>
          </table:table-cell>
          <table:table-cell table:number-columns-repeated="4" office:value-type="string" calcext:value-type="string">
            <text:p>N/A (No Especificado)</text:p>
          </table:table-cell>
          <table:table-cell office:value-type="string" calcext:value-type="string">
            <text:p>1 (Baja). Justificación: No relacionado con la empleabilidad. Trata sobre infraestructura de datos (DOIs).</text:p>
          </table:table-cell>
        </table:table-row>
        <table:table-row table:style-name="ro3">
          <table:table-cell office:value-type="string" calcext:value-type="string">
            <text:p>vega-salas2022.pdf</text:p>
          </table:table-cell>
          <table:table-cell office:value-type="string" calcext:value-type="string">
            <text:p>10.1038/s41366-022-01226-9</text:p>
          </table:table-cell>
          <table:table-cell office:value-type="string" calcext:value-type="string">
            <text:p>School environments and obesity: a systematic review of interventions and policies among school-age students in Latin America...</text:p>
          </table:table-cell>
          <table:table-cell office:value-type="string" calcext:value-type="string">
            <text:p>María Jesús Vega-Salas, Claudia Murray, Richard Nunes, et a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d Pública, Nutrición</text:p>
          </table:table-cell>
          <table:table-cell office:value-type="string" calcext:value-type="string">
            <text:p>América Latina y el Caribe (LAC)</text:p>
          </table:table-cell>
          <table:table-cell office:value-type="string" calcext:value-type="string">
            <text:p>Revisión sistemática de intervenciones sobre obesidad en entornos escolares en LAC.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N/A (No Especificado) (Revisión sistemática)</text:p>
          </table:table-cell>
          <table:table-cell office:value-type="string" calcext:value-type="string">
            <text:p>N/A (Revisión)</text:p>
          </table:table-cell>
          <table:table-cell office:value-type="string" calcext:value-type="string">
            <text:p>N/A (No Especificado).</text:p>
          </table:table-cell>
          <table:table-cell office:value-type="string" calcext:value-type="string">
            <text:p>1 (Baja). Justificación: No relacionado con el tema (es sobre obesidad infantil).</text:p>
          </table:table-cell>
        </table:table-row>
        <table:table-row table:style-name="ro3">
          <table:table-cell office:value-type="string" calcext:value-type="string">
            <text:p>94-104+v2.pdf</text:p>
          </table:table-cell>
          <table:table-cell office:value-type="string" calcext:value-type="string">
            <text:p>10.30880/jtet.2022.14.03.009</text:p>
          </table:table-cell>
          <table:table-cell office:value-type="string" calcext:value-type="string">
            <text:p>Competencies for Tourism and Hospitality Graduates: Evidence from Longitudinal Tracer Studies</text:p>
          </table:table-cell>
          <table:table-cell office:value-type="string" calcext:value-type="string">
            <text:p>Fajar Kusnadi Kusumah Putra, Pudin Saepudin, Ni Gusti Made Kerti Ut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rism and Hospitality Management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Mapear las competencias (fundamentales, funcionales, profesionales) y la empleabilidad de los graduados en turismo y hotelería.</text:p>
          </table:table-cell>
          <table:table-cell office:value-type="string" calcext:value-type="string">
            <text:p>Estatus de empleo, Tipo de trabajo (sector), Métodos de aprendizaje, Competencias (ej. Teamwork, Comunicación, Computer skill).</text:p>
          </table:table-cell>
          <table:table-cell office:value-type="string" calcext:value-type="string">
            <text:p>N/A (No Especificado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 descriptivo: 75.3% empleado full-time; Top competencia: Teamwork M=4.31)</text:p>
          </table:table-cell>
          <table:table-cell office:value-type="string" calcext:value-type="string">
            <text:p>1 (Baja). Justificación: Es un estudio de seguimiento de graduados (tracer study) pero de una disciplina No-STEM (Turismo).</text:p>
          </table:table-cell>
        </table:table-row>
        <table:table-row table:style-name="ro5">
          <table:table-cell office:value-type="string" calcext:value-type="string">
            <text:p>a7-79-91.pdf</text:p>
          </table:table-cell>
          <table:table-cell office:value-type="string" calcext:value-type="string">
            <text:p>10.5539/hes.v12n2p193</text:p>
          </table:table-cell>
          <table:table-cell office:value-type="string" calcext:value-type="string">
            <text:p>Employability and job performance of graduates of Occidental Mindoro State College Graduate School</text:p>
          </table:table-cell>
          <table:table-cell office:value-type="string" calcext:value-type="string">
            <text:p>Vilma S. Casanova, Walter M. Paguia J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of Arts in Education, Master in Public Administration, Master in Business Administration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Determinar la empleabilidad y el desempeño laboral de los graduados de posgrado.</text:p>
          </table:table-cell>
          <table:table-cell office:value-type="string" calcext:value-type="string">
            <text:p>Perfil (sexo, edad, etc.), Estatus de empleo, Salario, Tiempo para conseguir el primer empleo, Desempeño laboral, Competencias.</text:p>
          </table:table-cell>
          <table:table-cell office:value-type="string" calcext:value-type="string">
            <text:p>N/A (No Especificado) (Usa correlación de Pearson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 descriptivo: 45.45% tardó &lt;6 meses en ser promovido).</text:p>
          </table:table-cell>
          <table:table-cell office:value-type="string" calcext:value-type="string">
            <text:p>1 (Baja). Justificación: Es un "tracer study" pero de postgrado y en disciplinas No-STEM (Educación, Adm. Pública).</text:p>
          </table:table-cell>
        </table:table-row>
        <table:table-row table:style-name="ro4">
          <table:table-cell office:value-type="string" calcext:value-type="string">
            <text:p>5515.pdf</text:p>
          </table:table-cell>
          <table:table-cell office:value-type="string" calcext:value-type="string">
            <text:p>10.70838/pemj.391009 11</text:p>
          </table:table-cell>
          <table:table-cell office:value-type="string" calcext:value-type="string">
            <text:p>Tracer Study of Graduates in Master of Arts in Education Major in Educational Management (MAED) And Master of Arts in Educational Management (MAEM)... 12</text:p>
          </table:table-cell>
          <table:table-cell office:value-type="string" calcext:value-type="string">
            <text:p>Nestlie Fiel F. Jamison, Efren C. Flores 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ational Management (MAED, MAEM) 14</text:p>
          </table:table-cell>
          <table:table-cell office:value-type="string" calcext:value-type="string">
            <text:p>Philippines 15</text:p>
          </table:table-cell>
          <table:table-cell office:value-type="string" calcext:value-type="string">
            <text:p>Describir el perfil sociodemográfico y la empleabilidad de los graduados de Maestría en Gestión Educativa. 161616</text:p>
          </table:table-cell>
          <table:table-cell office:value-type="string" calcext:value-type="string">
            <text:p>Socio-demographic (age, sex, etc.), Employment profile (rate, status, earnings), Job level position (before/after). 17171717</text:p>
          </table:table-cell>
          <table:table-cell office:value-type="string" calcext:value-type="string">
            <text:p>N/A (No Especificado) (Descriptive-correlational, t-test) 181818181818181818</text:p>
          </table:table-cell>
          <table:table-cell office:value-type="string" calcext:value-type="string">
            <text:p>Mencionado pero Privado 19</text:p>
          </table:table-cell>
          <table:table-cell office:value-type="string" calcext:value-type="string">
            <text:p>N/A (No Especificado). (No hay diferencia sig. en "job level position" antes y después). 20</text:p>
          </table:table-cell>
          <table:table-cell office:value-type="string" calcext:value-type="string">
            <text:p>1 (Baja). Justificación: Es un "tracer study" pero de postgrado y en disciplina No-STEM (Educación).</text:p>
          </table:table-cell>
        </table:table-row>
        <table:table-row table:style-name="ro3">
          <table:table-cell office:value-type="string" calcext:value-type="string">
            <text:p>admin,+kss.v5i7.9317.pdf</text:p>
          </table:table-cell>
          <table:table-cell office:value-type="string" calcext:value-type="string">
            <text:p>10.55236/kss.v5i7.9317</text:p>
          </table:table-cell>
          <table:table-cell office:value-type="string" calcext:value-type="string">
            <text:p>Tracer Study of the Graduates of Master in Business Administration (MBA) of a State University in the Philippines</text:p>
          </table:table-cell>
          <table:table-cell office:value-type="string" calcext:value-type="string">
            <text:p>Jo-Annie C. Gecolea, Erwin E. Nop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 in Business Administration (MBA)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Rastrear a los graduados del programa MBA.</text:p>
          </table:table-cell>
          <table:table-cell office:value-type="string" calcext:value-type="string">
            <text:p>Perfil sociodemográfico, Estatus laboral, Avance profesional (promoción), Salario, Tiempo para conseguir el primer empleo.</text:p>
          </table:table-cell>
          <table:table-cell office:value-type="string" calcext:value-type="string">
            <text:p>N/A (No Especificado) (Usa 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 descriptivo: 94.12% empleados a tiempo completo).</text:p>
          </table:table-cell>
          <table:table-cell office:value-type="string" calcext:value-type="string">
            <text:p>1 (Baja). Justificación: Es un "tracer study" de postgrado y en disciplina No-STEM (MBA).</text:p>
          </table:table-cell>
        </table:table-row>
        <table:table-row table:style-name="ro2">
          <table:table-cell office:value-type="string" calcext:value-type="string">
            <text:p>sustainability-14-14069-v2.pdf</text:p>
          </table:table-cell>
          <table:table-cell office:value-type="string" calcext:value-type="string">
            <text:p>10.3390/su142114069</text:p>
          </table:table-cell>
          <table:table-cell office:value-type="string" calcext:value-type="string">
            <text:p>Gender Disparity in Science, Technology, Engineering, and Mathematics (STEM) Programs at Jordanian Universities</text:p>
          </table:table-cell>
          <table:table-cell office:value-type="string" calcext:value-type="string">
            <text:p>Omar Bataineh, Ahmad Qablan, Shashidhar Belbase, et al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M (Educación)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Analizar la disparidad de género en la inscripción a programas STEM.</text:p>
          </table:table-cell>
          <table:table-cell office:value-type="string" calcext:value-type="string">
            <text:p>Inscripción (Target), Género, Factores socioeconómicos, Percepción.</text:p>
          </table:table-cell>
          <table:table-cell office:value-type="string" calcext:value-type="string">
            <text:p>N/A (No Especificado) (Estadística descriptiva, t-test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 (No Especificado). (Hallazgo: Hombres dominan Ingeniería (80.1%), mujeres dominan Cs. Médicas (78.3%)).</text:p>
          </table:table-cell>
          <table:table-cell office:value-type="string" calcext:value-type="string">
            <text:p>1 (Baja). Justificación: Es sobre STEM, pero analiza la inscripción (el inicio del "pipeline"), no la inserción laboral.</text:p>
          </table:table-cell>
        </table:table-row>
        <table:table-row table:style-name="ro11">
          <table:table-cell office:value-type="string" calcext:value-type="string">
            <text:p>JMDH-427513...pdf</text:p>
          </table:table-cell>
          <table:table-cell office:value-type="string" calcext:value-type="string">
            <text:p>10.2147/JMDH.S427513</text:p>
          </table:table-cell>
          <table:table-cell office:value-type="string" calcext:value-type="string">
            <text:p>A Tracer Study of Psychosocial Counselling Graduates...</text:p>
          </table:table-cell>
          <table:table-cell office:value-type="string" calcext:value-type="string">
            <text:p>D. B. G., W. M. M. A., et al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ychosocial Counselling (Maestría)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Rastrear a los graduados del programa de maestría en Consejería Psicosocial.</text:p>
          </table:table-cell>
          <table:table-cell office:value-type="string" calcext:value-type="string">
            <text:p>Perfil demográfico, Estatus de empleo, Tiempo para conseguir empleo, Salario, Relevancia del programa.</text:p>
          </table:table-cell>
          <table:table-cell office:value-type="string" calcext:value-type="string">
            <text:p>N/A (No Especificado) (Estadística descriptiva)</text:p>
          </table:table-cell>
          <table:table-cell office:value-type="string" calcext:value-type="string">
            <text:p>Mencionado pero Privado</text:p>
          </table:table-cell>
          <table:table-cell office:value-type="string" calcext:value-type="string">
            <text:p>N/A. (Hallazgo descriptivo: 59% consiguió empleo en &lt;6 meses).</text:p>
          </table:table-cell>
          <table:table-cell office:value-type="string" calcext:value-type="string">
            <text:p>1 (Baja). Justificación: "Tracer study" de postgrado y en disciplina No-STEM (Psicología).</text:p>
          </table:table-cell>
        </table:table-row>
      </table:table>
      <table:named-expressions/>
      <table:database-ranges>
        <table:database-range table:name="__Anonymous_Sheet_DB__0" table:target-range-address="Hoja1.A1:Hoja1.N106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07:34:16.763818242</meta:creation-date>
    <dc:date>2025-11-13T09:37:59.215400707</dc:date>
    <meta:editing-duration>PT42M41S</meta:editing-duration>
    <meta:editing-cycles>2</meta:editing-cycles>
    <meta:generator>LibreOffice/7.3.7.2$Linux_X86_64 LibreOffice_project/30$Build-2</meta:generator>
    <meta:document-statistic meta:table-count="1" meta:cell-count="1484" meta:object-count="0"/>
  </office:meta>
</office:document-meta>
</file>